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officeooo:paragraph-rsid="00f4a25a"/>
    </style:style>
    <style:style style:name="P38" style:family="paragraph" style:parent-style-name="Text_20_body">
      <style:text-properties officeooo:paragraph-rsid="010b35f7"/>
    </style:style>
    <style:style style:name="P39" style:family="paragraph" style:parent-style-name="Text_20_body">
      <style:text-properties officeooo:paragraph-rsid="011bac16"/>
    </style:style>
    <style:style style:name="P40" style:family="paragraph" style:parent-style-name="Text_20_body">
      <style:text-properties officeooo:paragraph-rsid="0121058d"/>
    </style:style>
    <style:style style:name="P41" style:family="paragraph" style:parent-style-name="Text_20_body">
      <style:text-properties officeooo:paragraph-rsid="0127e513"/>
    </style:style>
    <style:style style:name="P42" style:family="paragraph" style:parent-style-name="Text_20_body">
      <style:text-properties officeooo:paragraph-rsid="01290887"/>
    </style:style>
    <style:style style:name="P43" style:family="paragraph" style:parent-style-name="Text_20_body">
      <style:text-properties officeooo:rsid="00b4a3fa" officeooo:paragraph-rsid="0107f6f7"/>
    </style:style>
    <style:style style:name="P44" style:family="paragraph" style:parent-style-name="Text_20_body">
      <style:text-properties style:use-window-font-color="true" fo:font-weight="normal" officeooo:rsid="012f1660" officeooo:paragraph-rsid="012f1660" style:font-weight-asian="normal" style:font-weight-complex="normal"/>
    </style:style>
    <style:style style:name="P45" style:family="paragraph" style:parent-style-name="Text_20_body">
      <style:text-properties officeooo:paragraph-rsid="013000c8"/>
    </style:style>
    <style:style style:name="P46" style:family="paragraph" style:parent-style-name="Text_20_body">
      <style:text-properties officeooo:paragraph-rsid="013649ae"/>
    </style:style>
    <style:style style:name="P47" style:family="paragraph" style:parent-style-name="Text_20_body">
      <style:text-properties officeooo:rsid="00b29342" officeooo:paragraph-rsid="016dbdac"/>
    </style:style>
    <style:style style:name="P48" style:family="paragraph" style:parent-style-name="Text_20_body">
      <style:text-properties officeooo:rsid="00b29342" officeooo:paragraph-rsid="017fad72"/>
    </style:style>
    <style:style style:name="P49" style:family="paragraph" style:parent-style-name="Text_20_body">
      <style:text-properties officeooo:paragraph-rsid="014d8944"/>
    </style:style>
    <style:style style:name="P50" style:family="paragraph" style:parent-style-name="Text_20_body">
      <style:text-properties officeooo:paragraph-rsid="015024c0"/>
    </style:style>
    <style:style style:name="P51" style:family="paragraph" style:parent-style-name="Text_20_body">
      <style:text-properties officeooo:paragraph-rsid="01543bf6"/>
    </style:style>
    <style:style style:name="P52" style:family="paragraph" style:parent-style-name="Text_20_body">
      <style:text-properties officeooo:paragraph-rsid="0161b1f0"/>
    </style:style>
    <style:style style:name="P53" style:family="paragraph" style:parent-style-name="Text_20_body">
      <style:text-properties officeooo:paragraph-rsid="016cbd2e"/>
    </style:style>
    <style:style style:name="P54" style:family="paragraph" style:parent-style-name="Text_20_body">
      <style:text-properties officeooo:paragraph-rsid="0180cf85"/>
    </style:style>
    <style:style style:name="P55" style:family="paragraph" style:parent-style-name="Text_20_body">
      <style:text-properties officeooo:paragraph-rsid="0185002f"/>
    </style:style>
    <style:style style:name="P56" style:family="paragraph" style:parent-style-name="Text_20_body">
      <style:text-properties officeooo:rsid="014ba598" officeooo:paragraph-rsid="014d8944"/>
    </style:style>
    <style:style style:name="P57" style:family="paragraph" style:parent-style-name="Text_20_body">
      <style:text-properties officeooo:rsid="01543bf6" officeooo:paragraph-rsid="01543bf6"/>
    </style:style>
    <style:style style:name="P58" style:family="paragraph" style:parent-style-name="Text_20_body">
      <style:text-properties officeooo:rsid="017fa1f5" officeooo:paragraph-rsid="017fad72"/>
    </style:style>
    <style:style style:name="P59" style:family="paragraph" style:parent-style-name="Title">
      <style:text-properties officeooo:rsid="00348ec2" officeooo:paragraph-rsid="00348ec2"/>
    </style:style>
    <style:style style:name="P60" style:family="paragraph" style:parent-style-name="Standard">
      <style:text-properties fo:font-weight="bold" style:font-weight-asian="bold" style:font-weight-complex="bold"/>
    </style:style>
    <style:style style:name="P61" style:family="paragraph" style:parent-style-name="Standard">
      <style:paragraph-properties fo:text-align="center" style:justify-single-word="false"/>
      <style:text-properties fo:font-weight="bold" style:font-weight-asian="bold" style:font-weight-complex="bold"/>
    </style:style>
    <style:style style:name="P62" style:family="paragraph" style:parent-style-name="Standard">
      <style:text-properties officeooo:paragraph-rsid="00348ec2"/>
    </style:style>
    <style:style style:name="P63"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64" style:family="paragraph" style:parent-style-name="Standard">
      <style:text-properties style:font-name="Consolas" fo:font-size="10pt" officeooo:paragraph-rsid="00b4a3fa" style:font-size-asian="10pt"/>
    </style:style>
    <style:style style:name="P65" style:family="paragraph" style:parent-style-name="Standard">
      <style:text-properties officeooo:paragraph-rsid="014a4549"/>
    </style:style>
    <style:style style:name="P66" style:family="paragraph" style:parent-style-name="Standard">
      <style:text-properties officeooo:rsid="012ab5e2" officeooo:paragraph-rsid="014a4549"/>
    </style:style>
    <style:style style:name="P67" style:family="paragraph" style:parent-style-name="Standard" style:list-style-name="L9">
      <style:text-properties officeooo:rsid="00b83fd5" officeooo:paragraph-rsid="00b83fd5"/>
    </style:style>
    <style:style style:name="P68" style:family="paragraph" style:parent-style-name="Standard" style:list-style-name="L9">
      <style:text-properties officeooo:rsid="00b951e6" officeooo:paragraph-rsid="00b951e6"/>
    </style:style>
    <style:style style:name="P69" style:family="paragraph" style:parent-style-name="Standard" style:list-style-name="L9">
      <style:text-properties officeooo:rsid="00ba3cbf" officeooo:paragraph-rsid="00ba3cbf"/>
    </style:style>
    <style:style style:name="P70" style:family="paragraph" style:parent-style-name="Standard" style:list-style-name="L9">
      <style:text-properties officeooo:rsid="00bdf856" officeooo:paragraph-rsid="00bdf856"/>
    </style:style>
    <style:style style:name="P71" style:family="paragraph" style:parent-style-name="Standard" style:list-style-name="L9">
      <style:text-properties officeooo:rsid="00bf9a93" officeooo:paragraph-rsid="00bf9a93"/>
    </style:style>
    <style:style style:name="P72" style:family="paragraph" style:parent-style-name="Standard" style:list-style-name="L11">
      <style:text-properties fo:color="#8d281e"/>
    </style:style>
    <style:style style:name="P73" style:family="paragraph" style:parent-style-name="Standard">
      <style:text-properties officeooo:paragraph-rsid="01a365a8"/>
    </style:style>
    <style:style style:name="P74" style:family="paragraph" style:parent-style-name="Bibliography_20_1">
      <style:paragraph-properties>
        <style:tab-stops/>
      </style:paragraph-properties>
    </style:style>
    <style:style style:name="P75" style:family="paragraph" style:parent-style-name="Contents_20_Heading">
      <style:paragraph-properties fo:break-before="page"/>
    </style:style>
    <style:style style:name="P76" style:family="paragraph" style:parent-style-name="Heading_20_1">
      <style:text-properties officeooo:rsid="0023aa7c" officeooo:paragraph-rsid="0023aa7c"/>
    </style:style>
    <style:style style:name="P77" style:family="paragraph" style:parent-style-name="Heading_20_1">
      <style:text-properties officeooo:rsid="00348ec2" officeooo:paragraph-rsid="00348ec2"/>
    </style:style>
    <style:style style:name="P78" style:family="paragraph" style:parent-style-name="Heading_20_1" style:list-style-name="">
      <style:text-properties officeooo:rsid="00348ec2" officeooo:paragraph-rsid="00348ec2"/>
    </style:style>
    <style:style style:name="P79" style:family="paragraph" style:parent-style-name="Heading_20_1">
      <style:paragraph-properties fo:break-before="page"/>
      <style:text-properties officeooo:rsid="001ece72" officeooo:paragraph-rsid="001ece72"/>
    </style:style>
    <style:style style:name="P80" style:family="paragraph" style:parent-style-name="Heading_20_1">
      <style:paragraph-properties fo:break-before="page"/>
      <style:text-properties officeooo:rsid="00348ec2" officeooo:paragraph-rsid="00348ec2"/>
    </style:style>
    <style:style style:name="P81" style:family="paragraph" style:parent-style-name="Heading_20_1">
      <style:paragraph-properties fo:break-before="page"/>
      <style:text-properties officeooo:rsid="006d3350" officeooo:paragraph-rsid="006d3350"/>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3">
      <style:paragraph-properties>
        <style:tab-stops>
          <style:tab-stop style:position="6.9252in" style:type="right" style:leader-style="dotted" style:leader-text="."/>
        </style:tab-stops>
      </style:paragraph-properties>
    </style:style>
    <style:style style:name="P84" style:family="paragraph" style:parent-style-name="Heading_20_2">
      <style:text-properties officeooo:rsid="001ece72" officeooo:paragraph-rsid="001ece72"/>
    </style:style>
    <style:style style:name="P85" style:family="paragraph" style:parent-style-name="Heading_20_2">
      <style:text-properties officeooo:rsid="00245c22" officeooo:paragraph-rsid="00245c22"/>
    </style:style>
    <style:style style:name="P86" style:family="paragraph" style:parent-style-name="Heading_20_2">
      <style:text-properties officeooo:rsid="002b6558" officeooo:paragraph-rsid="002b6558"/>
    </style:style>
    <style:style style:name="P87" style:family="paragraph" style:parent-style-name="Heading_20_2">
      <style:text-properties officeooo:rsid="00c5a561" officeooo:paragraph-rsid="00c5a561"/>
    </style:style>
    <style:style style:name="P88" style:family="paragraph" style:parent-style-name="Heading_20_2">
      <style:text-properties officeooo:rsid="00332a6a" officeooo:paragraph-rsid="00332a6a"/>
    </style:style>
    <style:style style:name="P89" style:family="paragraph" style:parent-style-name="Heading_20_2">
      <style:text-properties officeooo:rsid="00374663" officeooo:paragraph-rsid="00374663"/>
    </style:style>
    <style:style style:name="P90" style:family="paragraph" style:parent-style-name="Heading_20_2">
      <style:text-properties officeooo:rsid="00447a58" officeooo:paragraph-rsid="00447a58"/>
    </style:style>
    <style:style style:name="P91" style:family="paragraph" style:parent-style-name="Heading_20_2">
      <style:text-properties officeooo:rsid="004fc806" officeooo:paragraph-rsid="004fc806"/>
    </style:style>
    <style:style style:name="P92" style:family="paragraph" style:parent-style-name="Heading_20_2">
      <style:text-properties officeooo:rsid="005cc43e" officeooo:paragraph-rsid="005cc43e"/>
    </style:style>
    <style:style style:name="P93" style:family="paragraph" style:parent-style-name="Heading_20_2">
      <style:text-properties officeooo:rsid="006633a3" officeooo:paragraph-rsid="006633a3"/>
    </style:style>
    <style:style style:name="P94" style:family="paragraph" style:parent-style-name="Heading_20_2">
      <style:text-properties officeooo:rsid="006c776d" officeooo:paragraph-rsid="006c776d"/>
    </style:style>
    <style:style style:name="P95" style:family="paragraph" style:parent-style-name="Heading_20_2">
      <style:text-properties officeooo:rsid="007d7b27" officeooo:paragraph-rsid="007d7b27"/>
    </style:style>
    <style:style style:name="P96" style:family="paragraph" style:parent-style-name="Heading_20_2">
      <style:text-properties officeooo:rsid="0107f6f7" officeooo:paragraph-rsid="0107f6f7"/>
    </style:style>
    <style:style style:name="P97" style:family="paragraph" style:parent-style-name="Heading_20_2">
      <style:text-properties officeooo:rsid="007c0a4a" officeooo:paragraph-rsid="007c0a4a"/>
    </style:style>
    <style:style style:name="P98" style:family="paragraph" style:parent-style-name="Heading_20_2">
      <style:text-properties officeooo:rsid="010b35f7" officeooo:paragraph-rsid="010b35f7"/>
    </style:style>
    <style:style style:name="P99" style:family="paragraph" style:parent-style-name="Heading_20_2">
      <style:text-properties officeooo:rsid="010b35f7" officeooo:paragraph-rsid="013000c8"/>
    </style:style>
    <style:style style:name="P100" style:family="paragraph" style:parent-style-name="Heading_20_2">
      <style:text-properties officeooo:paragraph-rsid="016cbd2e"/>
    </style:style>
    <style:style style:name="P101" style:family="paragraph" style:parent-style-name="Heading_20_2">
      <style:text-properties officeooo:rsid="0185002f" officeooo:paragraph-rsid="0185002f"/>
    </style:style>
    <style:style style:name="P102" style:family="paragraph" style:parent-style-name="Contents_20_2">
      <style:paragraph-properties>
        <style:tab-stops>
          <style:tab-stop style:position="6.9252in" style:type="right" style:leader-style="dotted" style:leader-text="."/>
        </style:tab-stops>
      </style:paragraph-properties>
    </style:style>
    <style:style style:name="P103" style:family="paragraph" style:parent-style-name="Heading_20_3">
      <style:text-properties officeooo:rsid="00c3b4d1" officeooo:paragraph-rsid="0127e513"/>
    </style:style>
    <style:style style:name="P104" style:family="paragraph" style:parent-style-name="Heading_20_3">
      <style:text-properties officeooo:rsid="019d233a" officeooo:paragraph-rsid="019d233a"/>
    </style:style>
    <style:style style:name="P105" style:family="paragraph" style:parent-style-name="Heading_20_3">
      <style:text-properties officeooo:rsid="01a17bba" officeooo:paragraph-rsid="01a17bba"/>
    </style:style>
    <style:style style:name="P106" style:family="paragraph" style:parent-style-name="Heading_20_3">
      <style:text-properties officeooo:rsid="01b1f7c3" officeooo:paragraph-rsid="01b1f7c3"/>
    </style:style>
    <style:style style:name="P107" style:family="paragraph" style:parent-style-name="Text_20_body" style:list-style-name="L1">
      <style:text-properties officeooo:paragraph-rsid="00dd3fb1"/>
    </style:style>
    <style:style style:name="P108" style:family="paragraph" style:parent-style-name="Text_20_body" style:list-style-name="L1">
      <style:text-properties officeooo:paragraph-rsid="00e1de35"/>
    </style:style>
    <style:style style:name="P109" style:family="paragraph" style:parent-style-name="Text_20_body" style:list-style-name="L1">
      <style:text-properties officeooo:paragraph-rsid="00e97169"/>
    </style:style>
    <style:style style:name="P110" style:family="paragraph" style:parent-style-name="Text_20_body" style:list-style-name="L2">
      <style:text-properties officeooo:paragraph-rsid="002b6558"/>
    </style:style>
    <style:style style:name="P111" style:family="paragraph" style:parent-style-name="Text_20_body" style:list-style-name="L3">
      <style:text-properties officeooo:paragraph-rsid="00332a6a"/>
    </style:style>
    <style:style style:name="P112" style:family="paragraph" style:parent-style-name="Text_20_body" style:list-style-name="L4">
      <style:text-properties officeooo:paragraph-rsid="00332a6a"/>
    </style:style>
    <style:style style:name="P113" style:family="paragraph" style:parent-style-name="Text_20_body" style:list-style-name="L5">
      <style:text-properties officeooo:rsid="00556795" officeooo:paragraph-rsid="00556795"/>
    </style:style>
    <style:style style:name="P114" style:family="paragraph" style:parent-style-name="Text_20_body" style:list-style-name="L5">
      <style:text-properties officeooo:rsid="00556795" officeooo:paragraph-rsid="0056bb29"/>
    </style:style>
    <style:style style:name="P115" style:family="paragraph" style:parent-style-name="Text_20_body" style:list-style-name="L6">
      <style:text-properties officeooo:rsid="00690e08" officeooo:paragraph-rsid="00690e08"/>
    </style:style>
    <style:style style:name="P116" style:family="paragraph" style:parent-style-name="Text_20_body" style:list-style-name="L6">
      <style:text-properties officeooo:rsid="00690e08" officeooo:paragraph-rsid="006a23ff"/>
    </style:style>
    <style:style style:name="P117" style:family="paragraph" style:parent-style-name="Text_20_body" style:list-style-name="L7">
      <style:text-properties officeooo:rsid="006ab9e3" officeooo:paragraph-rsid="006ab9e3"/>
    </style:style>
    <style:style style:name="P118" style:family="paragraph" style:parent-style-name="Text_20_body" style:list-style-name="L8">
      <style:text-properties officeooo:rsid="007dd631" officeooo:paragraph-rsid="007dd631"/>
    </style:style>
    <style:style style:name="P119" style:family="paragraph" style:parent-style-name="Text_20_body" style:list-style-name="L8">
      <style:text-properties officeooo:rsid="00815111" officeooo:paragraph-rsid="00815111"/>
    </style:style>
    <style:style style:name="P120" style:family="paragraph" style:parent-style-name="Text_20_body" style:list-style-name="L10">
      <style:text-properties officeooo:rsid="00ab0aa3" officeooo:paragraph-rsid="00ab0aa3"/>
    </style:style>
    <style:style style:name="P121" style:family="paragraph" style:parent-style-name="Text_20_body" style:list-style-name="L10">
      <style:text-properties officeooo:rsid="00ab0aa3" officeooo:paragraph-rsid="016dbdac"/>
    </style:style>
    <style:style style:name="P122" style:family="paragraph" style:parent-style-name="Text_20_body" style:list-style-name="L10">
      <style:text-properties officeooo:rsid="00afe3c0" officeooo:paragraph-rsid="00afe3c0"/>
    </style:style>
    <style:style style:name="P123" style:family="paragraph" style:parent-style-name="Text_20_body" style:list-style-name="L10">
      <style:text-properties officeooo:rsid="00b29342" officeooo:paragraph-rsid="00b29342"/>
    </style:style>
    <style:style style:name="P124" style:family="paragraph" style:parent-style-name="Text_20_body" style:list-style-name="L11">
      <style:text-properties fo:color="#224b12" officeooo:rsid="00c3b4d1" officeooo:paragraph-rsid="00c3b4d1"/>
    </style:style>
    <style:style style:name="P125" style:family="paragraph" style:parent-style-name="Text_20_body" style:list-style-name="L11">
      <style:text-properties fo:color="#224b12" officeooo:rsid="00c3b4d1" officeooo:paragraph-rsid="010ad6e2"/>
    </style:style>
    <style:style style:name="P126" style:family="paragraph" style:parent-style-name="Text_20_body" style:list-style-name="L12">
      <style:text-properties fo:color="#224b12" fo:font-weight="normal" officeooo:rsid="012ab5e2" officeooo:paragraph-rsid="012ab5e2" style:font-weight-asian="normal" style:font-weight-complex="normal"/>
    </style:style>
    <style:style style:name="P127" style:family="paragraph" style:parent-style-name="Text_20_body" style:list-style-name="L12">
      <style:text-properties fo:color="#224b12" fo:font-weight="normal" officeooo:rsid="012ab5e2" officeooo:paragraph-rsid="013eec16" style:font-weight-asian="normal" style:font-weight-complex="normal"/>
    </style:style>
    <style:style style:name="P128" style:family="paragraph" style:parent-style-name="Text_20_body" style:list-style-name="L12">
      <style:text-properties fo:color="#224b12" fo:font-weight="normal" officeooo:rsid="012ab5e2" officeooo:paragraph-rsid="0161b1f0" style:font-weight-asian="normal" style:font-weight-complex="normal"/>
    </style:style>
    <style:style style:name="P129" style:family="paragraph" style:parent-style-name="Text_20_body" style:list-style-name="L12">
      <style:text-properties fo:color="#224b12" fo:font-weight="normal" officeooo:rsid="012ab5e2" officeooo:paragraph-rsid="0180cf85" style:font-weight-asian="normal" style:font-weight-complex="normal"/>
    </style:style>
    <style:style style:name="P130" style:family="paragraph" style:parent-style-name="Text_20_body" style:list-style-name="L12">
      <style:text-properties fo:color="#224b12" fo:font-weight="normal" officeooo:rsid="012ab5e2" officeooo:paragraph-rsid="01b4cec1" style:font-weight-asian="normal" style:font-weight-complex="normal"/>
    </style:style>
    <style:style style:name="P131" style:family="paragraph" style:parent-style-name="Text_20_body" style:list-style-name="L12">
      <style:text-properties fo:color="#224b12" fo:font-weight="normal" officeooo:rsid="012c5cb2" officeooo:paragraph-rsid="012c5cb2" style:font-weight-asian="normal" style:font-weight-complex="normal"/>
    </style:style>
    <style:style style:name="P132" style:family="paragraph" style:parent-style-name="Text_20_body" style:list-style-name="L12">
      <style:text-properties fo:color="#224b12" fo:font-weight="normal" officeooo:rsid="0140d2ab" officeooo:paragraph-rsid="0140d2ab" style:font-weight-asian="normal" style:font-weight-complex="normal"/>
    </style:style>
    <style:style style:name="P133" style:family="paragraph" style:parent-style-name="Text_20_body" style:list-style-name="L12">
      <style:text-properties fo:color="#224b12" fo:font-weight="normal" officeooo:rsid="0140d2ab" officeooo:paragraph-rsid="0161b1f0" style:font-weight-asian="normal" style:font-weight-complex="normal"/>
    </style:style>
    <style:style style:name="P134" style:family="paragraph" style:parent-style-name="Text_20_body" style:list-style-name="L12">
      <style:text-properties fo:color="#224b12" fo:font-weight="normal" officeooo:rsid="0140d2ab" officeooo:paragraph-rsid="0180cf85" style:font-weight-asian="normal" style:font-weight-complex="normal"/>
    </style:style>
    <style:style style:name="P135" style:family="paragraph" style:parent-style-name="Text_20_body" style:list-style-name="L12">
      <style:text-properties fo:color="#224b12" fo:font-weight="normal" officeooo:rsid="0140d2ab" officeooo:paragraph-rsid="01b1f7c3" style:font-weight-asian="normal" style:font-weight-complex="normal"/>
    </style:style>
    <style:style style:name="P136" style:family="paragraph" style:parent-style-name="Text_20_body" style:list-style-name="L12">
      <style:text-properties fo:color="#224b12" fo:font-weight="normal" officeooo:rsid="0163f350" officeooo:paragraph-rsid="0163f350" style:font-weight-asian="normal" style:font-weight-complex="normal"/>
    </style:style>
    <style:style style:name="P137" style:family="paragraph" style:parent-style-name="Text_20_body" style:list-style-name="L12">
      <style:text-properties fo:color="#224b12" fo:font-weight="normal" officeooo:rsid="01815fff" officeooo:paragraph-rsid="01815fff" style:font-weight-asian="normal" style:font-weight-complex="normal"/>
    </style:style>
    <style:style style:name="P138" style:family="paragraph" style:parent-style-name="Text_20_body" style:list-style-name="L12">
      <style:text-properties fo:color="#224b12" fo:font-weight="normal" officeooo:rsid="0181afc1" officeooo:paragraph-rsid="0181afc1" style:font-weight-asian="normal" style:font-weight-complex="normal"/>
    </style:style>
    <style:style style:name="P139" style:family="paragraph" style:parent-style-name="Text_20_body" style:list-style-name="L12">
      <style:text-properties fo:color="#224b12" fo:font-weight="normal" officeooo:rsid="01a61cd7" officeooo:paragraph-rsid="01a61cd7" style:font-weight-asian="normal" style:font-weight-complex="normal"/>
    </style:style>
    <style:style style:name="P140" style:family="paragraph" style:parent-style-name="Text_20_body" style:list-style-name="L12">
      <style:text-properties fo:color="#224b12" fo:font-weight="normal" officeooo:rsid="01a638ea" officeooo:paragraph-rsid="01a638ea" style:font-weight-asian="normal" style:font-weight-complex="normal"/>
    </style:style>
    <style:style style:name="P141" style:family="paragraph" style:parent-style-name="Text_20_body" style:list-style-name="L12">
      <style:text-properties fo:color="#224b12" fo:font-weight="normal" officeooo:rsid="01a7d7e5" officeooo:paragraph-rsid="01a7d7e5" style:font-weight-asian="normal" style:font-weight-complex="normal"/>
    </style:style>
    <style:style style:name="P142" style:family="paragraph" style:parent-style-name="Text_20_body" style:list-style-name="L12">
      <style:text-properties fo:color="#224b12" fo:font-weight="normal" officeooo:rsid="01a9fa0c" officeooo:paragraph-rsid="01a9fa0c" style:font-weight-asian="normal" style:font-weight-complex="normal"/>
    </style:style>
    <style:style style:name="P143" style:family="paragraph" style:parent-style-name="Text_20_body" style:list-style-name="L12">
      <style:text-properties fo:color="#224b12" fo:font-weight="normal" officeooo:rsid="01b2ce32" officeooo:paragraph-rsid="01b2ce32" style:font-weight-asian="normal" style:font-weight-complex="normal"/>
    </style:style>
    <style:style style:name="P144" style:family="paragraph" style:parent-style-name="Text_20_body" style:list-style-name="L12">
      <style:text-properties fo:color="#224b12" fo:font-weight="normal" officeooo:rsid="01b59ee1" officeooo:paragraph-rsid="01b59ee1" style:font-weight-asian="normal" style:font-weight-complex="normal"/>
    </style:style>
    <style:style style:name="P145" style:family="paragraph" style:parent-style-name="Text_20_body" style:list-style-name="L12">
      <style:text-properties fo:color="#224b12" fo:font-weight="normal" officeooo:rsid="01b77ec8" officeooo:paragraph-rsid="01b77ec8" style:font-weight-asian="normal" style:font-weight-complex="normal"/>
    </style:style>
    <style:style style:name="P146" style:family="paragraph" style:parent-style-name="Text_20_body" style:list-style-name="L11">
      <style:text-properties fo:font-weight="bold" officeooo:rsid="00c3b4d1" officeooo:paragraph-rsid="00c3b4d1" style:font-weight-asian="bold" style:font-weight-complex="bold"/>
    </style:style>
    <style:style style:name="P147" style:family="paragraph" style:parent-style-name="Text_20_body" style:list-style-name="L12">
      <style:text-properties fo:font-weight="bold" officeooo:rsid="012ab5e2" officeooo:paragraph-rsid="012ab5e2" style:font-weight-asian="bold" style:font-weight-complex="bold"/>
    </style:style>
    <style:style style:name="P148" style:family="paragraph" style:parent-style-name="Text_20_body" style:list-style-name="L12">
      <style:text-properties fo:font-weight="bold" officeooo:rsid="012ab5e2" officeooo:paragraph-rsid="013eec16" style:font-weight-asian="bold" style:font-weight-complex="bold"/>
    </style:style>
    <style:style style:name="P149" style:family="paragraph" style:parent-style-name="Text_20_body" style:list-style-name="L12">
      <style:text-properties fo:font-weight="bold" officeooo:rsid="012ab5e2" officeooo:paragraph-rsid="01620cd7" style:font-weight-asian="bold" style:font-weight-complex="bold"/>
    </style:style>
    <style:style style:name="P150" style:family="paragraph" style:parent-style-name="Text_20_body" style:list-style-name="L12">
      <style:text-properties fo:font-weight="bold" officeooo:rsid="012ab5e2" officeooo:paragraph-rsid="0180cf85" style:font-weight-asian="bold" style:font-weight-complex="bold"/>
    </style:style>
    <style:style style:name="P151" style:family="paragraph" style:parent-style-name="Text_20_body" style:list-style-name="L12">
      <style:text-properties fo:font-weight="bold" officeooo:rsid="012ab5e2" officeooo:paragraph-rsid="01a365a8" style:font-weight-asian="bold" style:font-weight-complex="bold"/>
    </style:style>
    <style:style style:name="P152" style:family="paragraph" style:parent-style-name="Text_20_body" style:list-style-name="L12">
      <style:text-properties fo:font-weight="bold" officeooo:rsid="012ab5e2" officeooo:paragraph-rsid="01b1f7c3" style:font-weight-asian="bold" style:font-weight-complex="bold"/>
    </style:style>
    <style:style style:name="P153" style:family="paragraph" style:parent-style-name="Text_20_body" style:list-style-name="L12">
      <style:text-properties fo:color="#8d281e" fo:font-weight="normal" officeooo:rsid="012c5cb2" officeooo:paragraph-rsid="012c5cb2" style:font-weight-asian="normal" style:font-weight-complex="normal"/>
    </style:style>
    <style:style style:name="P154" style:family="paragraph" style:parent-style-name="Text_20_body" style:list-style-name="L12">
      <style:text-properties fo:color="#8d281e" fo:font-weight="normal" officeooo:rsid="012c5cb2" officeooo:paragraph-rsid="013eec16" style:font-weight-asian="normal" style:font-weight-complex="normal"/>
    </style:style>
    <style:style style:name="P155" style:family="paragraph" style:parent-style-name="Text_20_body" style:list-style-name="L12">
      <style:text-properties fo:color="#8d281e" fo:font-weight="normal" officeooo:rsid="012c5cb2" officeooo:paragraph-rsid="0161b1f0" style:font-weight-asian="normal" style:font-weight-complex="normal"/>
    </style:style>
    <style:style style:name="P156" style:family="paragraph" style:parent-style-name="Text_20_body" style:list-style-name="L12">
      <style:text-properties fo:color="#8d281e" fo:font-weight="normal" officeooo:rsid="0141da74" officeooo:paragraph-rsid="0141da74" style:font-weight-asian="normal" style:font-weight-complex="normal"/>
    </style:style>
    <style:style style:name="P157" style:family="paragraph" style:parent-style-name="Text_20_body" style:list-style-name="L12">
      <style:text-properties fo:color="#8d281e" fo:font-weight="normal" officeooo:rsid="0142f23b" officeooo:paragraph-rsid="0142f23b" style:font-weight-asian="normal" style:font-weight-complex="normal"/>
    </style:style>
    <style:style style:name="P158" style:family="paragraph" style:parent-style-name="Text_20_body" style:list-style-name="L12">
      <style:text-properties fo:color="#8d281e" fo:font-weight="normal" officeooo:rsid="0144abb9" officeooo:paragraph-rsid="0144abb9" style:font-weight-asian="normal" style:font-weight-complex="normal"/>
    </style:style>
    <style:style style:name="P159" style:family="paragraph" style:parent-style-name="Text_20_body" style:list-style-name="L12">
      <style:text-properties fo:color="#8d281e" fo:font-weight="normal" officeooo:rsid="0163f350" officeooo:paragraph-rsid="0163f350" style:font-weight-asian="normal" style:font-weight-complex="normal"/>
    </style:style>
    <style:style style:name="P160" style:family="paragraph" style:parent-style-name="Text_20_body" style:list-style-name="L12">
      <style:text-properties fo:color="#8d281e" fo:font-weight="normal" officeooo:rsid="0163f350" officeooo:paragraph-rsid="0180cf85" style:font-weight-asian="normal" style:font-weight-complex="normal"/>
    </style:style>
    <style:style style:name="P161" style:family="paragraph" style:parent-style-name="Text_20_body" style:list-style-name="L12">
      <style:text-properties fo:color="#8d281e" fo:font-weight="normal" officeooo:rsid="0163f350" officeooo:paragraph-rsid="0184d115" style:font-weight-asian="normal" style:font-weight-complex="normal"/>
    </style:style>
    <style:style style:name="P162" style:family="paragraph" style:parent-style-name="Text_20_body" style:list-style-name="L12">
      <style:text-properties fo:color="#8d281e" fo:font-weight="normal" officeooo:rsid="01651d3a" officeooo:paragraph-rsid="01651d3a" style:font-weight-asian="normal" style:font-weight-complex="normal"/>
    </style:style>
    <style:style style:name="P163" style:family="paragraph" style:parent-style-name="Text_20_body" style:list-style-name="L12">
      <style:text-properties fo:color="#8d281e" fo:font-weight="normal" officeooo:rsid="01651d3a" officeooo:paragraph-rsid="0184d115" style:font-weight-asian="normal" style:font-weight-complex="normal"/>
    </style:style>
    <style:style style:name="P164" style:family="paragraph" style:parent-style-name="Text_20_body" style:list-style-name="L12">
      <style:text-properties fo:color="#8d281e" fo:font-weight="normal" officeooo:rsid="01651d3a" officeooo:paragraph-rsid="01b1f7c3" style:font-weight-asian="normal" style:font-weight-complex="normal"/>
    </style:style>
    <style:style style:name="P165" style:family="paragraph" style:parent-style-name="Text_20_body" style:list-style-name="L12">
      <style:text-properties fo:color="#8d281e" fo:font-weight="normal" officeooo:rsid="0182391d" officeooo:paragraph-rsid="0182391d" style:font-weight-asian="normal" style:font-weight-complex="normal"/>
    </style:style>
    <style:style style:name="P166" style:family="paragraph" style:parent-style-name="Text_20_body" style:list-style-name="L12">
      <style:text-properties fo:color="#8d281e" fo:font-weight="normal" officeooo:rsid="0182391d" officeooo:paragraph-rsid="01a365a8" style:font-weight-asian="normal" style:font-weight-complex="normal"/>
    </style:style>
    <style:style style:name="P167" style:family="paragraph" style:parent-style-name="Text_20_body" style:list-style-name="L12">
      <style:text-properties fo:color="#8d281e" fo:font-weight="normal" officeooo:rsid="01a7d7e5" officeooo:paragraph-rsid="01a7d7e5" style:font-weight-asian="normal" style:font-weight-complex="normal"/>
    </style:style>
    <style:style style:name="P168" style:family="paragraph" style:parent-style-name="Text_20_body" style:list-style-name="L12">
      <style:text-properties fo:color="#8d281e" fo:font-weight="normal" officeooo:rsid="01abcbf7" officeooo:paragraph-rsid="01abcbf7" style:font-weight-asian="normal" style:font-weight-complex="normal"/>
    </style:style>
    <style:style style:name="P169" style:family="paragraph" style:parent-style-name="Text_20_body" style:list-style-name="L12">
      <style:text-properties fo:color="#8d281e" fo:font-weight="normal" officeooo:rsid="01ae9f80" officeooo:paragraph-rsid="01ae9f80" style:font-weight-asian="normal" style:font-weight-complex="normal"/>
    </style:style>
    <style:style style:name="P170" style:family="paragraph" style:parent-style-name="Text_20_body" style:list-style-name="L12">
      <style:text-properties fo:color="#8d281e" fo:font-weight="normal" officeooo:rsid="01b48ce6" officeooo:paragraph-rsid="01b48ce6" style:font-weight-asian="normal" style:font-weight-complex="normal"/>
    </style:style>
    <style:style style:name="P171" style:family="paragraph" style:parent-style-name="Text_20_body" style:list-style-name="L12">
      <style:text-properties fo:color="#8d281e" fo:font-weight="normal" officeooo:rsid="01b4dbcf" officeooo:paragraph-rsid="01b4dbcf" style:font-weight-asian="normal" style:font-weight-complex="normal"/>
    </style:style>
    <style:style style:name="P172" style:family="paragraph" style:parent-style-name="Text_20_body" style:list-style-name="L12">
      <style:text-properties fo:color="#8d281e" fo:font-weight="normal" officeooo:rsid="01b66120" officeooo:paragraph-rsid="01b66120" style:font-weight-asian="normal" style:font-weight-complex="normal"/>
    </style:style>
    <style:style style:name="P173" style:family="paragraph" style:parent-style-name="Text_20_body" style:list-style-name="L10">
      <style:text-properties officeooo:rsid="017731a4" officeooo:paragraph-rsid="017731a4"/>
    </style:style>
    <style:style style:name="P174" style:family="paragraph" style:parent-style-name="Text_20_body" style:list-style-name="L10">
      <style:text-properties officeooo:rsid="0179f19d" officeooo:paragraph-rsid="017d866c"/>
    </style:style>
    <style:style style:name="P175" style:family="paragraph" style:parent-style-name="Text_20_body" style:list-style-name="L10">
      <style:text-properties officeooo:rsid="017e6b4e" officeooo:paragraph-rsid="017e6b4e"/>
    </style:style>
    <style:style style:name="P176" style:family="paragraph" style:parent-style-name="Text_20_body" style:list-style-name="L13">
      <style:text-properties officeooo:paragraph-rsid="018afa52"/>
    </style:style>
    <style:style style:name="P177" style:family="paragraph" style:parent-style-name="Text_20_body">
      <style:text-properties officeooo:paragraph-rsid="019d233a"/>
    </style:style>
    <style:style style:name="P178" style:family="paragraph" style:parent-style-name="Text_20_body">
      <style:text-properties officeooo:paragraph-rsid="01a365a8"/>
    </style:style>
    <style:style style:name="P179" style:family="paragraph" style:parent-style-name="Text_20_body">
      <style:text-properties style:use-window-font-color="true" fo:font-weight="normal" officeooo:rsid="01b01583" officeooo:paragraph-rsid="01b01583" style:font-weight-asian="normal" style:font-weight-complex="normal"/>
    </style:style>
    <style:style style:name="P180" style:family="paragraph" style:parent-style-name="Text_20_body">
      <style:text-properties officeooo:paragraph-rsid="0185002f"/>
    </style:style>
    <style:style style:name="P181" style:family="paragraph" style:parent-style-name="Text_20_body">
      <style:text-properties officeooo:paragraph-rsid="01b20366"/>
    </style:style>
    <style:style style:name="P182" style:family="paragraph">
      <style:paragraph-properties style:text-autospace="none"/>
    </style:style>
    <style:style style:name="P183" style:family="paragraph">
      <loext:graphic-properties draw:fill="none" draw:fill-color="#ffffff"/>
      <style:paragraph-properties style:text-autospace="none"/>
      <style:text-properties fo:color="#000000" style:font-name="Consolas1" fo:font-size="9.5pt" style:font-name-asian="Consolas1" style:font-size-asian="9.5pt" style:font-name-complex="Consolas1" style:font-size-complex="9.5pt"/>
    </style:style>
    <style:style style:name="P184" style:family="paragraph">
      <loext:graphic-properties draw:fill="none" draw:fill-color="#ffffff"/>
      <style:paragraph-properties style:text-autospace="none"/>
      <style:text-properties fo:color="#0000ff" style:font-name="Consolas1" fo:font-size="9.5pt" style:font-name-asian="Consolas1" style:font-size-asian="9.5pt" style:font-name-complex="Consolas1" style:font-size-complex="9.5pt"/>
    </style:style>
    <style:style style:name="P185" style:family="paragraph">
      <loext:graphic-properties draw:fill="none" draw:fill-color="#ffffff"/>
      <style:text-properties style:font-name="Consolas2" fo:font-size="10pt" style:font-size-asian="10pt" style:font-name-complex="Consolas2" style:font-size-complex="10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officeooo:rsid="003cd7d6"/>
    </style:style>
    <style:style style:name="T11" style:family="text">
      <style:text-properties officeooo:rsid="003e1558"/>
    </style:style>
    <style:style style:name="T12" style:family="text">
      <style:text-properties officeooo:rsid="00447a58"/>
    </style:style>
    <style:style style:name="T13" style:family="text">
      <style:text-properties officeooo:rsid="0046d51f"/>
    </style:style>
    <style:style style:name="T14" style:family="text">
      <style:text-properties officeooo:rsid="0048817b"/>
    </style:style>
    <style:style style:name="T15" style:family="text">
      <style:text-properties officeooo:rsid="004fc806"/>
    </style:style>
    <style:style style:name="T16" style:family="text">
      <style:text-properties officeooo:rsid="005121e8"/>
    </style:style>
    <style:style style:name="T17" style:family="text">
      <style:text-properties officeooo:rsid="0052b2c6"/>
    </style:style>
    <style:style style:name="T18" style:family="text">
      <style:text-properties officeooo:rsid="005522be"/>
    </style:style>
    <style:style style:name="T19" style:family="text">
      <style:text-properties officeooo:rsid="0056bb29"/>
    </style:style>
    <style:style style:name="T20" style:family="text">
      <style:text-properties officeooo:rsid="0057f3ce"/>
    </style:style>
    <style:style style:name="T21" style:family="text">
      <style:text-properties officeooo:rsid="005924a4"/>
    </style:style>
    <style:style style:name="T22" style:family="text">
      <style:text-properties officeooo:rsid="005c3998"/>
    </style:style>
    <style:style style:name="T23" style:family="text">
      <style:text-properties fo:font-style="italic" fo:font-weight="bold" officeooo:rsid="005c3998" style:font-style-asian="italic" style:font-weight-asian="bold" style:font-style-complex="italic" style:font-weight-complex="bold"/>
    </style:style>
    <style:style style:name="T24" style:family="text">
      <style:text-properties fo:font-style="italic" fo:font-weight="bold" officeooo:rsid="00720361" style:font-style-asian="italic" style:font-weight-asian="bold" style:font-style-complex="italic" style:font-weight-complex="bold"/>
    </style:style>
    <style:style style:name="T25" style:family="text">
      <style:text-properties officeooo:rsid="005cc43e"/>
    </style:style>
    <style:style style:name="T26" style:family="text">
      <style:text-properties officeooo:rsid="00622398"/>
    </style:style>
    <style:style style:name="T27" style:family="text">
      <style:text-properties officeooo:rsid="0064d44c"/>
    </style:style>
    <style:style style:name="T28" style:family="text">
      <style:text-properties officeooo:rsid="00662e37"/>
    </style:style>
    <style:style style:name="T29" style:family="text">
      <style:text-properties officeooo:rsid="0067845b"/>
    </style:style>
    <style:style style:name="T30" style:family="text">
      <style:text-properties officeooo:rsid="00690e08"/>
    </style:style>
    <style:style style:name="T31" style:family="text">
      <style:text-properties officeooo:rsid="006ab9e3"/>
    </style:style>
    <style:style style:name="T32" style:family="text">
      <style:text-properties fo:color="#000000" style:font-name="Consolas" fo:font-size="9.5pt" fo:background-color="#ffffff" loext:char-shading-value="0" style:font-size-asian="9.5pt"/>
    </style:style>
    <style:style style:name="T33" style:family="text">
      <style:text-properties fo:color="#000000" style:font-name="Consolas" fo:font-size="9.5pt" officeooo:rsid="007252c7" fo:background-color="#ffffff" loext:char-shading-value="0" style:font-size-asian="9.5pt"/>
    </style:style>
    <style:style style:name="T34" style:family="text">
      <style:text-properties fo:color="#0000ff" style:font-name="Consolas" fo:font-size="9.5pt" fo:background-color="#ffffff" loext:char-shading-value="0" style:font-size-asian="9.5pt"/>
    </style:style>
    <style:style style:name="T35" style:family="text">
      <style:text-properties officeooo:rsid="006e333e"/>
    </style:style>
    <style:style style:name="T36" style:family="text">
      <style:text-properties officeooo:rsid="00720361"/>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720361" style:font-style-asian="normal" style:font-weight-asian="normal" style:font-style-complex="normal" style:font-weight-complex="normal"/>
    </style:style>
    <style:style style:name="T39" style:family="text">
      <style:text-properties fo:font-style="normal" fo:font-weight="normal" officeooo:rsid="007252c7" style:font-style-asian="normal" style:font-weight-asian="normal" style:font-style-complex="normal" style:font-weight-complex="normal"/>
    </style:style>
    <style:style style:name="T40" style:family="text">
      <style:text-properties fo:font-style="normal" fo:font-weight="normal" officeooo:rsid="00769992" style:font-style-asian="normal" style:font-weight-asian="normal" style:font-style-complex="normal" style:font-weight-complex="normal"/>
    </style:style>
    <style:style style:name="T41" style:family="text">
      <style:text-properties fo:font-style="normal" fo:font-weight="normal" officeooo:rsid="007700cb" style:font-style-asian="normal" style:font-weight-asian="normal" style:font-style-complex="normal" style:font-weight-complex="normal"/>
    </style:style>
    <style:style style:name="T42" style:family="text">
      <style:text-properties text:display="none"/>
    </style:style>
    <style:style style:name="T43" style:family="text">
      <style:text-properties officeooo:rsid="007b7104"/>
    </style:style>
    <style:style style:name="T44" style:family="text">
      <style:text-properties officeooo:rsid="007eadf9"/>
    </style:style>
    <style:style style:name="T45" style:family="text">
      <style:text-properties officeooo:rsid="00815111"/>
    </style:style>
    <style:style style:name="T46" style:family="text">
      <style:text-properties officeooo:rsid="00827f7f"/>
    </style:style>
    <style:style style:name="T47" style:family="text">
      <style:text-properties officeooo:rsid="00850ee3"/>
    </style:style>
    <style:style style:name="T48" style:family="text">
      <style:text-properties officeooo:rsid="008a45e7"/>
    </style:style>
    <style:style style:name="T49" style:family="text">
      <style:text-properties officeooo:rsid="008c64de"/>
    </style:style>
    <style:style style:name="T50" style:family="text">
      <style:text-properties officeooo:rsid="00949ed1"/>
    </style:style>
    <style:style style:name="T51" style:family="text">
      <style:text-properties officeooo:rsid="00970fc2"/>
    </style:style>
    <style:style style:name="T52" style:family="text">
      <style:text-properties officeooo:rsid="009bfebd"/>
    </style:style>
    <style:style style:name="T53" style:family="text">
      <style:text-properties officeooo:rsid="009e4b60"/>
    </style:style>
    <style:style style:name="T54" style:family="text">
      <style:text-properties officeooo:rsid="00a03636"/>
    </style:style>
    <style:style style:name="T55" style:family="text">
      <style:text-properties officeooo:rsid="00a2151f"/>
    </style:style>
    <style:style style:name="T56" style:family="text">
      <style:text-properties officeooo:rsid="00a34597"/>
    </style:style>
    <style:style style:name="T57" style:family="text">
      <style:text-properties officeooo:rsid="00a5818d"/>
    </style:style>
    <style:style style:name="T58" style:family="text">
      <style:text-properties officeooo:rsid="00b1a88d"/>
    </style:style>
    <style:style style:name="T59" style:family="text">
      <style:text-properties officeooo:rsid="00b2e8f6"/>
    </style:style>
    <style:style style:name="T60" style:family="text">
      <style:text-properties officeooo:rsid="00b4a3fa"/>
    </style:style>
    <style:style style:name="T61" style:family="text">
      <style:text-properties officeooo:rsid="00b83fd5"/>
    </style:style>
    <style:style style:name="T62" style:family="text">
      <style:text-properties officeooo:rsid="00bd18c4"/>
    </style:style>
    <style:style style:name="T63" style:family="text">
      <style:text-properties officeooo:rsid="00c22b07"/>
    </style:style>
    <style:style style:name="T64" style:family="text">
      <style:text-properties officeooo:rsid="00c3b4d1"/>
    </style:style>
    <style:style style:name="T65" style:family="text">
      <style:text-properties officeooo:rsid="00c747d2"/>
    </style:style>
    <style:style style:name="T66" style:family="text">
      <style:text-properties officeooo:rsid="00ca7f6d"/>
    </style:style>
    <style:style style:name="T67" style:family="text">
      <style:text-properties officeooo:rsid="00cb3b19"/>
    </style:style>
    <style:style style:name="T68" style:family="text">
      <style:text-properties officeooo:rsid="00ce2d12"/>
    </style:style>
    <style:style style:name="T69" style:family="text">
      <style:text-properties officeooo:rsid="00d00677"/>
    </style:style>
    <style:style style:name="T70" style:family="text">
      <style:text-properties officeooo:rsid="00d2b237"/>
    </style:style>
    <style:style style:name="T71" style:family="text">
      <style:text-properties officeooo:rsid="00d63f2f"/>
    </style:style>
    <style:style style:name="T72" style:family="text">
      <style:text-properties officeooo:rsid="00d6d503"/>
    </style:style>
    <style:style style:name="T73" style:family="text">
      <style:text-properties officeooo:rsid="00d8fa4d"/>
    </style:style>
    <style:style style:name="T74" style:family="text">
      <style:text-properties fo:font-weight="normal" style:font-weight-asian="normal" style:font-weight-complex="normal"/>
    </style:style>
    <style:style style:name="T75" style:family="text">
      <style:text-properties fo:font-weight="normal" officeooo:rsid="00e97169" style:font-weight-asian="normal" style:font-weight-complex="normal"/>
    </style:style>
    <style:style style:name="T76" style:family="text">
      <style:text-properties fo:font-weight="normal" officeooo:rsid="00e9d3ac" style:font-weight-asian="normal" style:font-weight-complex="normal"/>
    </style:style>
    <style:style style:name="T77" style:family="text">
      <style:text-properties fo:font-weight="normal" officeooo:rsid="00ff70ab" style:font-weight-asian="normal" style:font-weight-complex="normal"/>
    </style:style>
    <style:style style:name="T78" style:family="text">
      <style:text-properties fo:font-weight="normal" officeooo:rsid="01b20366" style:font-weight-asian="normal" style:font-weight-complex="normal"/>
    </style:style>
    <style:style style:name="T79" style:family="text">
      <style:text-properties officeooo:rsid="00ebd412"/>
    </style:style>
    <style:style style:name="T80" style:family="text">
      <style:text-properties officeooo:rsid="00ec2dbe"/>
    </style:style>
    <style:style style:name="T81" style:family="text">
      <style:text-properties officeooo:rsid="00f27d5c"/>
    </style:style>
    <style:style style:name="T82" style:family="text">
      <style:text-properties officeooo:rsid="00f404f0"/>
    </style:style>
    <style:style style:name="T83" style:family="text">
      <style:text-properties officeooo:rsid="00fac238"/>
    </style:style>
    <style:style style:name="T84" style:family="text">
      <style:text-properties officeooo:rsid="00fe1963"/>
    </style:style>
    <style:style style:name="T85" style:family="text">
      <style:text-properties officeooo:rsid="00ff70ab"/>
    </style:style>
    <style:style style:name="T86" style:family="text">
      <style:text-properties officeooo:rsid="01007981"/>
    </style:style>
    <style:style style:name="T87" style:family="text">
      <style:text-properties officeooo:rsid="0101d276"/>
    </style:style>
    <style:style style:name="T88" style:family="text">
      <style:text-properties officeooo:rsid="01025d12"/>
    </style:style>
    <style:style style:name="T89" style:family="text">
      <style:text-properties officeooo:rsid="010b35f7"/>
    </style:style>
    <style:style style:name="T90" style:family="text">
      <style:text-properties officeooo:rsid="010d6bbd"/>
    </style:style>
    <style:style style:name="T91" style:family="text">
      <style:text-properties officeooo:rsid="010e7b0f"/>
    </style:style>
    <style:style style:name="T92" style:family="text">
      <style:text-properties officeooo:rsid="01103537"/>
    </style:style>
    <style:style style:name="T93" style:family="text">
      <style:text-properties officeooo:rsid="0114cce6"/>
    </style:style>
    <style:style style:name="T94" style:family="text">
      <style:text-properties officeooo:rsid="01163389"/>
    </style:style>
    <style:style style:name="T95" style:family="text">
      <style:text-properties officeooo:rsid="0118c8e1"/>
    </style:style>
    <style:style style:name="T96" style:family="text">
      <style:text-properties officeooo:rsid="011b4b68"/>
    </style:style>
    <style:style style:name="T97" style:family="text">
      <style:text-properties officeooo:rsid="011ee868"/>
    </style:style>
    <style:style style:name="T98" style:family="text">
      <style:text-properties officeooo:rsid="0121058d"/>
    </style:style>
    <style:style style:name="T99" style:family="text">
      <style:text-properties officeooo:rsid="01214548"/>
    </style:style>
    <style:style style:name="T100" style:family="text">
      <style:text-properties officeooo:rsid="0124422b"/>
    </style:style>
    <style:style style:name="T101" style:family="text">
      <style:text-properties officeooo:rsid="0124593a"/>
    </style:style>
    <style:style style:name="T102" style:family="text">
      <style:text-properties officeooo:rsid="01259845"/>
    </style:style>
    <style:style style:name="T103" style:family="text">
      <style:text-properties officeooo:rsid="01268318"/>
    </style:style>
    <style:style style:name="T104" style:family="text">
      <style:text-properties officeooo:rsid="012ab5e2"/>
    </style:style>
    <style:style style:name="T105" style:family="text">
      <style:text-properties officeooo:rsid="012c5cb2"/>
    </style:style>
    <style:style style:name="T106" style:family="text">
      <style:text-properties officeooo:rsid="013000c8"/>
    </style:style>
    <style:style style:name="T107" style:family="text">
      <style:text-properties officeooo:rsid="01306bcd"/>
    </style:style>
    <style:style style:name="T108" style:family="text">
      <style:text-properties officeooo:rsid="013215dd"/>
    </style:style>
    <style:style style:name="T109" style:family="text">
      <style:text-properties officeooo:rsid="01333316"/>
    </style:style>
    <style:style style:name="T110" style:family="text">
      <style:text-properties officeooo:rsid="0133f631"/>
    </style:style>
    <style:style style:name="T111" style:family="text">
      <style:text-properties officeooo:rsid="0135cbf8"/>
    </style:style>
    <style:style style:name="T112" style:family="text">
      <style:text-properties officeooo:rsid="013649ae"/>
    </style:style>
    <style:style style:name="T113" style:family="text">
      <style:text-properties officeooo:rsid="013978ef"/>
    </style:style>
    <style:style style:name="T114" style:family="text">
      <style:text-properties officeooo:rsid="013a87dd"/>
    </style:style>
    <style:style style:name="T115" style:family="text">
      <style:text-properties officeooo:rsid="013c5a3c"/>
    </style:style>
    <style:style style:name="T116" style:family="text">
      <style:text-properties officeooo:rsid="013d48fa"/>
    </style:style>
    <style:style style:name="T117" style:family="text">
      <style:text-properties officeooo:rsid="013d5b4a"/>
    </style:style>
    <style:style style:name="T118" style:family="text">
      <style:text-properties officeooo:rsid="013e842e"/>
    </style:style>
    <style:style style:name="T119" style:family="text">
      <style:text-properties officeooo:rsid="0140d2ab"/>
    </style:style>
    <style:style style:name="T120" style:family="text">
      <style:text-properties officeooo:rsid="0144abb9"/>
    </style:style>
    <style:style style:name="T121" style:family="text">
      <style:text-properties officeooo:rsid="01465f6b"/>
    </style:style>
    <style:style style:name="T122" style:family="text">
      <style:text-properties officeooo:rsid="014a4549"/>
    </style:style>
    <style:style style:name="T123" style:family="text">
      <style:text-properties officeooo:rsid="014ba598"/>
    </style:style>
    <style:style style:name="T124" style:family="text">
      <style:text-properties officeooo:rsid="015024c0"/>
    </style:style>
    <style:style style:name="T125" style:family="text">
      <style:text-properties officeooo:rsid="01520f1b"/>
    </style:style>
    <style:style style:name="T126" style:family="text">
      <style:text-properties officeooo:rsid="0152ed12"/>
    </style:style>
    <style:style style:name="T127" style:family="text">
      <style:text-properties officeooo:rsid="01543bf6"/>
    </style:style>
    <style:style style:name="T128" style:family="text">
      <style:text-properties officeooo:rsid="0155f28b"/>
    </style:style>
    <style:style style:name="T129" style:family="text">
      <style:text-properties officeooo:rsid="015782d0"/>
    </style:style>
    <style:style style:name="T130" style:family="text">
      <style:text-properties officeooo:rsid="015b6fdf"/>
    </style:style>
    <style:style style:name="T131" style:family="text">
      <style:text-properties officeooo:rsid="015bde33"/>
    </style:style>
    <style:style style:name="T132" style:family="text">
      <style:text-properties officeooo:rsid="015d8d3c"/>
    </style:style>
    <style:style style:name="T133" style:family="text">
      <style:text-properties officeooo:rsid="01622aca"/>
    </style:style>
    <style:style style:name="T134" style:family="text">
      <style:text-properties officeooo:rsid="01651d3a"/>
    </style:style>
    <style:style style:name="T135" style:family="text">
      <style:text-properties officeooo:rsid="016cbd2e"/>
    </style:style>
    <style:style style:name="T136" style:family="text">
      <style:text-properties officeooo:rsid="016cd00d"/>
    </style:style>
    <style:style style:name="T137" style:family="text">
      <style:text-properties officeooo:rsid="016d642c"/>
    </style:style>
    <style:style style:name="T138" style:family="text">
      <style:text-properties officeooo:rsid="016da5fb"/>
    </style:style>
    <style:style style:name="T139" style:family="text">
      <style:text-properties officeooo:rsid="016dbdac"/>
    </style:style>
    <style:style style:name="T140" style:family="text">
      <style:text-properties officeooo:rsid="016eee52"/>
    </style:style>
    <style:style style:name="T141" style:family="text">
      <style:text-properties officeooo:rsid="01704bf4"/>
    </style:style>
    <style:style style:name="T142" style:family="text">
      <style:text-properties officeooo:rsid="0171f355"/>
    </style:style>
    <style:style style:name="T143" style:family="text">
      <style:text-properties officeooo:rsid="0174af49"/>
    </style:style>
    <style:style style:name="T144" style:family="text">
      <style:text-properties officeooo:rsid="0179188f"/>
    </style:style>
    <style:style style:name="T145" style:family="text">
      <style:text-properties officeooo:rsid="017d866c"/>
    </style:style>
    <style:style style:name="T146" style:family="text">
      <style:text-properties officeooo:rsid="017e2796"/>
    </style:style>
    <style:style style:name="T147" style:family="text">
      <style:text-properties officeooo:rsid="017fa1f5"/>
    </style:style>
    <style:style style:name="T148" style:family="text">
      <style:text-properties officeooo:rsid="0183bb40"/>
    </style:style>
    <style:style style:name="T149" style:family="text">
      <style:text-properties officeooo:rsid="018a3198"/>
    </style:style>
    <style:style style:name="T150" style:family="text">
      <style:text-properties officeooo:rsid="018afa52"/>
    </style:style>
    <style:style style:name="T151" style:family="text">
      <style:text-properties officeooo:rsid="018c4a88"/>
    </style:style>
    <style:style style:name="T152" style:family="text">
      <style:text-properties officeooo:rsid="01902cab"/>
    </style:style>
    <style:style style:name="T153" style:family="text">
      <style:text-properties officeooo:rsid="01912cef"/>
    </style:style>
    <style:style style:name="T154" style:family="text">
      <style:text-properties officeooo:rsid="01946689"/>
    </style:style>
    <style:style style:name="T155" style:family="text">
      <style:text-properties officeooo:rsid="01960c78"/>
    </style:style>
    <style:style style:name="T156" style:family="text">
      <style:text-properties officeooo:rsid="019722bc"/>
    </style:style>
    <style:style style:name="T157" style:family="text">
      <style:text-properties officeooo:rsid="01995d5e"/>
    </style:style>
    <style:style style:name="T158" style:family="text">
      <style:text-properties officeooo:rsid="019d233a"/>
    </style:style>
    <style:style style:name="T159" style:family="text">
      <style:text-properties officeooo:rsid="019ecbb7"/>
    </style:style>
    <style:style style:name="T160" style:family="text">
      <style:text-properties officeooo:rsid="019f5b35"/>
    </style:style>
    <style:style style:name="T161" style:family="text">
      <style:text-properties officeooo:rsid="01a638ea"/>
    </style:style>
    <style:style style:name="T162" style:family="text">
      <style:text-properties officeooo:rsid="01a8020d"/>
    </style:style>
    <style:style style:name="T163" style:family="text">
      <style:text-properties officeooo:rsid="01ac16f2"/>
    </style:style>
    <style:style style:name="T164" style:family="text">
      <style:text-properties officeooo:rsid="01ae9f80"/>
    </style:style>
    <style:style style:name="T165" style:family="text">
      <style:text-properties officeooo:rsid="01afd406"/>
    </style:style>
    <style:style style:name="T166" style:family="text">
      <style:text-properties officeooo:rsid="01b48ce6"/>
    </style:style>
    <style:style style:name="T167" style:family="text">
      <style:text-properties officeooo:rsid="01b59ee1"/>
    </style:style>
    <style:style style:name="T168" style:family="text">
      <style:text-properties officeooo:rsid="01b7274b"/>
    </style:style>
    <style:style style:name="T169" style:family="text">
      <style:text-properties officeooo:rsid="01b8722e"/>
    </style:style>
    <style:style style:name="T170" style:family="text">
      <style:text-properties fo:color="#000000" style:font-name="Consolas1" fo:font-size="9.5pt" style:font-name-asian="Consolas1" style:font-size-asian="9.5pt" style:font-name-complex="Consolas1" style:font-size-complex="9.5pt"/>
    </style:style>
    <style:style style:name="T171" style:family="text">
      <style:text-properties fo:color="#0000ff" style:font-name="Consolas1" fo:font-size="9.5pt" style:font-name-asian="Consolas1" style:font-size-asian="9.5pt" style:font-name-complex="Consolas1" style:font-size-complex="9.5pt"/>
    </style:style>
    <style:style style:name="T172" style:family="text">
      <style:text-properties style:font-name="Consolas2" fo:font-size="10pt" style:font-size-asian="10pt" style:font-name-complex="Consolas2"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UNIVERSITY OF BUCHAREST</text:p>
      <text:p text:style-name="P61">FACULTY OF MATHEMATICS AND INFORMATICS</text:p>
      <text:p text:style-name="P61">DISSERTATION DOMAIN: DISTRIBUTED SYSTEMS</text:p>
      <text:p text:style-name="P61"/>
      <text:p text:style-name="P61"/>
      <text:p text:style-name="P61"/>
      <text:p text:style-name="P61"/>
      <text:p text:style-name="P61"/>
      <text:p text:style-name="P61"/>
      <text:p text:style-name="P61"/>
      <text:p text:style-name="P61"/>
      <text:p text:style-name="P61"/>
      <text:p text:style-name="Title">DISSERTATION WORK</text:p>
      <text:p text:style-name="P59">A Study of Reinforcement Learning for 3D Games</text:p>
      <text:p text:style-name="Text_20_body"/>
      <text:p text:style-name="Text_20_body"/>
      <text:p text:style-name="Text_20_body"/>
      <text:p text:style-name="Text_20_body"/>
      <text:p text:style-name="P60">SCIENTIFIC COORDINATOR</text:p>
      <text:p text:style-name="P60">Păduraru Ionuț Ciprian</text:p>
      <text:p text:style-name="P60">STUDENT</text:p>
      <text:p text:style-name="P60">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1"/>
      <text:p text:style-name="P61">BUCHAREST</text:p>
      <text:p text:style-name="P61">June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5">Table of Contents</text:p>
          </text:index-title>
          <text:p text:style-name="P82"><text:a xlink:type="simple" xlink:href="#__RefHeading___Toc2708_3374773253" text:style-name="Index_20_Link" text:visited-style-name="Index_20_Link">Introduction<text:tab/>3</text:a></text:p>
          <text:p text:style-name="P102"><text:a xlink:type="simple" xlink:href="#__RefHeading___Toc2710_3374773253" text:style-name="Index_20_Link" text:visited-style-name="Index_20_Link">Motivation<text:tab/>3</text:a></text:p>
          <text:p text:style-name="P102"><text:a xlink:type="simple" xlink:href="#__RefHeading___Toc2712_3374773253" text:style-name="Index_20_Link" text:visited-style-name="Index_20_Link">Definitions and short history<text:tab/>5</text:a></text:p>
          <text:p text:style-name="P82"><text:a xlink:type="simple" xlink:href="#__RefHeading___Toc2715_3374773253" text:style-name="Index_20_Link" text:visited-style-name="Index_20_Link">Used tools<text:tab/>6</text:a></text:p>
          <text:p text:style-name="P102"><text:a xlink:type="simple" xlink:href="#__RefHeading___Toc2717_3374773253" text:style-name="Index_20_Link" text:visited-style-name="Index_20_Link">About Unity<text:tab/>6</text:a></text:p>
          <text:p text:style-name="P102"><text:a xlink:type="simple" xlink:href="#__RefHeading___Toc2751_3374773253" text:style-name="Index_20_Link" text:visited-style-name="Index_20_Link">About machine learning<text:tab/>7</text:a></text:p>
          <text:p text:style-name="P102"><text:a xlink:type="simple" xlink:href="#__RefHeading___Toc2753_3374773253" text:style-name="Index_20_Link" text:visited-style-name="Index_20_Link">About ML-Agents<text:tab/>7</text:a></text:p>
          <text:p text:style-name="P102"><text:a xlink:type="simple" xlink:href="#__RefHeading___Toc1069_2406088243" text:style-name="Index_20_Link" text:visited-style-name="Index_20_Link">About TensorFlow<text:tab/>8</text:a></text:p>
          <text:p text:style-name="P102"><text:a xlink:type="simple" xlink:href="#__RefHeading___Toc2806_3374773253" text:style-name="Index_20_Link" text:visited-style-name="Index_20_Link">About GitHub and Git<text:tab/>8</text:a></text:p>
          <text:p text:style-name="P102"><text:a xlink:type="simple" xlink:href="#__RefHeading___Toc2808_3374773253" text:style-name="Index_20_Link" text:visited-style-name="Index_20_Link">Used hardware<text:tab/>9</text:a></text:p>
          <text:p text:style-name="P82"><text:a xlink:type="simple" xlink:href="#__RefHeading___Toc1068_3724124105" text:style-name="Index_20_Link" text:visited-style-name="Index_20_Link">Implementation<text:tab/>9</text:a></text:p>
          <text:p text:style-name="P102"><text:a xlink:type="simple" xlink:href="#__RefHeading___Toc1070_3724124105" text:style-name="Index_20_Link" text:visited-style-name="Index_20_Link">How does the training environment look like?<text:tab/>9</text:a></text:p>
          <text:p text:style-name="P102"><text:a xlink:type="simple" xlink:href="#__RefHeading___Toc1072_3724124105" text:style-name="Index_20_Link" text:visited-style-name="Index_20_Link">How is the main sphere agent controlled?<text:tab/>10</text:a></text:p>
          <text:p text:style-name="P102"><text:a xlink:type="simple" xlink:href="#__RefHeading___Toc1178_3724124105" text:style-name="Index_20_Link" text:visited-style-name="Index_20_Link">What can the machine agent “see” in the environment?<text:tab/>10</text:a></text:p>
          <text:p text:style-name="P102"><text:a xlink:type="simple" xlink:href="#__RefHeading___Toc593_3571800575" text:style-name="Index_20_Link" text:visited-style-name="Index_20_Link">How is the game stage generated?<text:tab/>12</text:a></text:p>
          <text:p text:style-name="P102"><text:a xlink:type="simple" xlink:href="#__RefHeading___Toc595_3571800575" text:style-name="Index_20_Link" text:visited-style-name="Index_20_Link">What rewards are given to the machine agent?<text:tab/>12</text:a></text:p>
          <text:p text:style-name="P102"><text:a xlink:type="simple" xlink:href="#__RefHeading___Toc746_3571800575" text:style-name="Index_20_Link" text:visited-style-name="Index_20_Link">Speeding up the training process<text:tab/>13</text:a></text:p>
          <text:p text:style-name="P102"><text:a xlink:type="simple" xlink:href="#__RefHeading___Toc2709_3571800575" text:style-name="Index_20_Link" text:visited-style-name="Index_20_Link">What are the used training parameters?<text:tab/>14</text:a></text:p>
          <text:p text:style-name="P82"><text:a xlink:type="simple" xlink:href="#__RefHeading___Toc1074_3724124105" text:style-name="Index_20_Link" text:visited-style-name="Index_20_Link">Discovered observations<text:tab/>16</text:a></text:p>
          <text:p text:style-name="P102"><text:a xlink:type="simple" xlink:href="#__RefHeading___Toc1251_4286736385" text:style-name="Index_20_Link" text:visited-style-name="Index_20_Link">Default setting used for training<text:tab/>16</text:a></text:p>
          <text:p text:style-name="P102"><text:a xlink:type="simple" xlink:href="#__RefHeading___Toc2711_3571800575" text:style-name="Index_20_Link" text:visited-style-name="Index_20_Link">Training when using the default settings<text:tab/>17</text:a></text:p>
          <text:p text:style-name="P83"><text:a xlink:type="simple" xlink:href="#__RefHeading___Toc1071_2406088243" text:style-name="Index_20_Link" text:visited-style-name="Index_20_Link"><text:s/>Behavior<text:tab/>17</text:a></text:p>
          <text:p text:style-name="P102"><text:a xlink:type="simple" xlink:href="#__RefHeading___Toc1253_4286736385" text:style-name="Index_20_Link" text:visited-style-name="Index_20_Link">Training when the reward is given only at the end<text:tab/>18</text:a></text:p>
          <text:p text:style-name="P83"><text:a xlink:type="simple" xlink:href="#__RefHeading___Toc1255_4286736385" text:style-name="Index_20_Link" text:visited-style-name="Index_20_Link">Behavior<text:tab/>19</text:a></text:p>
          <text:p text:style-name="P102"><text:a xlink:type="simple" xlink:href="#__RefHeading___Toc1380_426302360" text:style-name="Index_20_Link" text:visited-style-name="Index_20_Link">Training when using 4 hidden layers with 32 units each<text:tab/>19</text:a></text:p>
          <text:p text:style-name="P83"><text:a xlink:type="simple" xlink:href="#__RefHeading___Toc1382_426302360" text:style-name="Index_20_Link" text:visited-style-name="Index_20_Link"><text:s/>Behavior<text:tab/>21</text:a></text:p>
          <text:p text:style-name="P102"><text:a xlink:type="simple" xlink:href="#__RefHeading___Toc1384_426302360" text:style-name="Index_20_Link" text:visited-style-name="Index_20_Link">Training when using 4 hidden layers and more steps<text:tab/>21</text:a></text:p>
          <text:p text:style-name="P83"><text:a xlink:type="simple" xlink:href="#__RefHeading___Toc2280_426302360" text:style-name="Index_20_Link" text:visited-style-name="Index_20_Link"><text:s/>Behavior<text:tab/>23</text:a></text:p>
          <text:p text:style-name="P102"><text:a xlink:type="simple" xlink:href="#__RefHeading___Toc3402_426302360" text:style-name="Index_20_Link" text:visited-style-name="Index_20_Link">Training when separating the mission observation into three values<text:tab/>23</text:a></text:p>
          <text:p text:style-name="P83"><text:a xlink:type="simple" xlink:href="#__RefHeading___Toc3404_426302360" text:style-name="Index_20_Link" text:visited-style-name="Index_20_Link">Behavior<text:tab/>24</text:a></text:p>
          <text:p text:style-name="P83"><text:a xlink:type="simple" xlink:href="#__RefHeading___Toc2963_79113747" text:style-name="Index_20_Link" text:visited-style-name="Index_20_Link">Extending the training time<text:tab/>25</text:a></text:p>
          <text:p text:style-name="P83"><text:a xlink:type="simple" xlink:href="#__RefHeading___Toc2965_79113747" text:style-name="Index_20_Link" text:visited-style-name="Index_20_Link">Behavior after extending training time<text:tab/>26</text:a></text:p>
          <text:p text:style-name="P102"><text:a xlink:type="simple" xlink:href="#__RefHeading___Toc4274_426302360" text:style-name="Index_20_Link" text:visited-style-name="Index_20_Link">Training when using no curiosity and smaller batch_size and buffer_size values<text:tab/>26</text:a></text:p>
          <text:p text:style-name="P83"><text:a xlink:type="simple" xlink:href="#__RefHeading___Toc2967_79113747" text:style-name="Index_20_Link" text:visited-style-name="Index_20_Link">Behavior<text:tab/>27</text:a></text:p>
          <text:p text:style-name="P82"><text:a xlink:type="simple" xlink:href="#__RefHeading___Toc2713_3571800575" text:style-name="Index_20_Link" text:visited-style-name="Index_20_Link">Bibliography<text:tab/>29</text:a></text:p>
        </text:index-body>
      </text:table-of-content>
      <text:p text:style-name="Standard"/>
      <text:h text:style-name="P79" text:outline-level="1"><text:bookmark-start text:name="__RefHeading___Toc2708_3374773253"/>Introduction<text:bookmark-end text:name="__RefHeading___Toc2708_3374773253"/></text:h>
      <text:h text:style-name="P84" text:outline-level="2"><text:bookmark-start text:name="__RefHeading___Toc2710_3374773253"/>Motivation<text:bookmark-end text:name="__RefHeading___Toc2710_3374773253"/></text:h>
      <text:p text:style-name="P2"><text:tab/><text:span text:style-name="T66">Some of the main hobbies in my life are programming and playing computer games. Since I started to understand the basics of programming, I was wondering how the features in games are being done.</text:span></text:p>
      <text:p text:style-name="P2"><text:tab/><text:span text:style-name="T67">In the days as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67">Back then, that simple strategy was enough to keep players on the edge, but with time, better technology was available, stronger hardware was cheaper, and the demands of the players grew.</text:span></text:p>
      <text:p text:style-name="P2"><text:tab/><text:span text:style-name="T67">The characters in the games slowly became smarter and smarter, they are now interacting with the 3D environment, are actively searching for the player, becoming more and more life-like.</text:span></text:p>
      <text:p text:style-name="P2"><text:tab/><text:span text:style-name="T68">Racing games would have the enemy drivers trying to surpass you, to be faster then you, but it has to do all kinds of calculations. How to get ahead of you, without necessarily colliding with you or the walls, while moving at relatively high speeds.</text:span></text:p>
      <text:p text:style-name="P2"><text:tab/><text:span text:style-name="T69">Real time strategy games such as StarCraft II give the possibility to human players to fight against one or more enemy computer commanders. I personally do not even begin to understand the size and complexity of the code that was written for the enemy to be able to build entire bases and coordinate their troops.</text:span></text:p>
      <text:p text:style-name="P2"><text:tab/><text:span text:style-name="T70">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71">One thing that I found was how machine learning is used to train AIs that became so good they are surpassing humans.</text:span></text:p>
      <text:p text:style-name="P32"><text:tab/>A simple Google search for the term “ai defeats human” will reveal several interesting websites:</text:p>
      <text:list xml:id="list1813432447" text:style-name="L1">
        <text:list-item>
          <text:p text:style-name="P107"><text:span text:style-name="T5">Google AI defeats human Go champion</text:span><text:span text:style-name="T72"><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72">https://www.bbc.com/news/technology-40042581</text:span></text:a><text:span text:style-name="T72">)</text:span></text:p>
        </text:list-item>
        <text:list-item>
          <text:p text:style-name="P108"><text:span text:style-name="T5">DeepMind AI Beats Professional Human StarCraft II Players</text:span><text:span text:style-name="T73"><text:line-break/>“The Google-owned artificial intelligence lab announced on Thursday that its new "AlphaStar" AI had beaten two of the world's best StarCraft II players.” <text:s/><text:line-break/></text:span><text:soft-page-break/><text:span text:style-name="T73">(2019 January 25, </text:span><text:a xlink:type="simple" xlink:href="https://www.forbes.com/sites/samshead/2019/01/25/deepmind-ai-beats-professional-human-starcraft-ii-players/#32d881077cec" text:style-name="Internet_20_link" text:visited-style-name="Visited_20_Internet_20_Link"><text:span text:style-name="T73">https://www.forbes.com/sites/samshead/2019/01/25/deepmind-ai-beats-professional-human-starcraft-ii-players/#32d881077cec</text:span></text:a><text:span text:style-name="T73">)</text:span></text:p>
        </text:list-item>
        <text:list-item>
          <text:p text:style-name="P109"><text:span text:style-name="T5">AI trained on 3500 years of games finally beats humans at Dota 2<text:line-break/></text:span><text:span text:style-name="T74">“They say 10,000 hours makes an expert, but for video-game playing AIs much more is needed. After playing thousands of years’ worth of the video game Dota 2, artificial intelligence is now able to beat the world’s top amateurs.”<text:line-break/></text:span><text:span text:style-name="T75">(2018 June 25, </text:span><text:a xlink:type="simple" xlink:href="https://www.newscientist.com/article/2172612-ai-trained-on-3500-years-of-games-finally-beats-humans-at-dota-2/" text:style-name="Internet_20_link" text:visited-style-name="Visited_20_Internet_20_Link"><text:span text:style-name="T75">https://www.newscientist.com/article/2172612-ai-trained-on-3500-years-of-games-finally-beats-humans-at-dota-2/</text:span></text:a><text:span text:style-name="T75"> )</text:span></text:p>
        </text:list-item>
      </text:list>
      <text:p text:style-name="P31"><text:span text:style-name="T75"><text:tab/>T</text:span><text:span text:style-name="T74">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79">anywhere from</text:span> minutes or days.</text:p>
      <text:p text:style-name="P33"><text:tab/><text:span text:style-name="T80">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81">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5.0071in" svg:y="0.0701in" svg:width="2.05in" draw:z-index="10"><draw:text-box fo:min-height="2.6083in"><text:p text:style-name="Illustration"><draw:frame draw:style-name="fr3" draw:name="Image4" text:anchor-type="as-char" svg:width="2.05in" style:rel-width="100%" svg:height="2.6083in" style:rel-height="scale" draw:z-index="11"><draw:image xlink:href="Pictures/10000201000000F600000139558B645A6512EB53.png" xlink:type="simple" xlink:show="embed" xlink:actuate="onLoad" loext:mime-type="image/png"/></draw:frame><text:span text:style-name="T42"><text:line-break/></text:span>Illustration <text:sequence text:ref-name="refIllustration0" text:name="Illustration" text:formula="ooow:Illustration+1" style:num-format="1">1</text:sequence>: Walker Agent screenshot</text:p></draw:text-box></draw:frame><text:tab/><text:span text:style-name="T82">It contains several environment samples, with already trained machine agents that solve proposed problems more efficiently then I could do by playing the games themselves, or by writing a hard-coded AI to solve the respective problems.</text:span></text:p>
      <text:p text:style-name="P34"><text:tab/><text:span text:style-name="T83">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the ragdoll running like crazy cartoon character towards the target. Even though it looks ridiculous, it is still a ragdoll controlled only by it’s joints, running decently fast while balancing itself! </text:span></text:p>
      <text:p text:style-name="P34"><text:tab/><text:span text:style-name="T84">A screenshot of the walker agent can be seen in </text:span><text:span text:style-name="T84"><text:sequence-ref text:reference-format="category-and-value" text:ref-name="refIllustration0">Illustration 1</text:sequence-ref></text:span><text:span text:style-name="T84">.</text:span></text:p>
      <text:p text:style-name="P37"><text:soft-page-break/><text:span text:style-name="T76"><text:tab/></text:span><text:span text:style-name="T77">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85">). I was beginning the grasp the idea how the scene should be organized, and how the scripts should look like. I observed how the training time was pretty slow, until I added the suggested training hyperparameters (batch_size: 10 </text:span>buffer_size: 100<text:span text:style-name="T86">) which indeed has reduced the number of training steps from 300000 to 20000 just like how the guide has said.</text:span></text:p>
      <text:p text:style-name="P37"><text:tab/><text:span text:style-name="T87">I was amazed at the significant change, it was at least 10 times faster!</text:span></text:p>
      <text:p text:style-name="P34"><text:tab/><text:span text:style-name="T88">Slowly, I began adding more complexity to the task, and experimented with the different hyperparameters, the reward system, with how the agent gets information from the environment and so on.</text:span></text:p>
      <text:p text:style-name="P34"><text:tab/><text:span text:style-name="T88">I documented here my findings, in hope people will use it to get a better idea on how the different values affect the training time and the performance of the agents.</text:span></text:p>
      <text:h text:style-name="P84"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76" text:outline-level="1"><text:bookmark-start text:name="__RefHeading___Toc2715_3374773253"/>Used tools<text:bookmark-end text:name="__RefHeading___Toc2715_3374773253"/></text:h>
      <text:h text:style-name="P85"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86"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86"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2736454451" text:style-name="L2">
        <text:list-item>
          <text:p text:style-name="P110">Unity environment control from Python</text:p>
        </text:list-item>
        <text:list-item>
          <text:p text:style-name="P110">10+ sample Unity environments</text:p>
        </text:list-item>
        <text:list-item>
          <text:p text:style-name="P110">Support for multiple environment configurations and training scenarios</text:p>
        </text:list-item>
        <text:list-item>
          <text:p text:style-name="P110">Train memory-enhanced agents using deep reinforcement learning</text:p>
        </text:list-item>
        <text:list-item>
          <text:p text:style-name="P110">Easily definable Curriculum Learning scenarios</text:p>
        </text:list-item>
        <text:list-item>
          <text:p text:style-name="P110">Broadcasting of agent behavior for supervised learning</text:p>
        </text:list-item>
        <text:list-item>
          <text:p text:style-name="P110">Built-in support for Imitation Learning</text:p>
        </text:list-item>
        <text:list-item>
          <text:p text:style-name="P110">Flexible agent control with On Demand Decision Making</text:p>
        </text:list-item>
        <text:list-item>
          <text:p text:style-name="P110">Visualizing network outputs within the environment</text:p>
        </text:list-item>
        <text:list-item>
          <text:p text:style-name="P110">Simplified set-up with Docker</text:p>
        </text:list-item>
        <text:list-item>
          <text:p text:style-name="P110"><text:soft-page-break/>Wrap learning environments as a gym</text:p>
        </text:list-item>
      </text:list>
      <text:h text:style-name="P87" text:outline-level="2"><text:bookmark-start text:name="__RefHeading___Toc1069_2406088243"/>About TensorFlow<text:bookmark-end text:name="__RefHeading___Toc1069_2406088243"/></text:h>
      <text:p text:style-name="P29"><text:tab/><text:span text:style-name="T65">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88"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4073916065" text:style-name="L3">
        <text:list-item>
          <text:p text:style-name="P111"><text:span text:style-name="T5">CPU</text:span> : AMD Ryzen 7 2700X Eight-Core Processor</text:p>
          <text:p text:style-name="P111">8 physical cores, 16 logical cores, no overclocking, base speed 3.70 GHz</text:p>
        </text:list-item>
        <text:list-item>
          <text:p text:style-name="P111"><text:span text:style-name="T5">RAM</text:span> : 16 GB, 2400 MHz</text:p>
        </text:list-item>
        <text:list-item>
          <text:p text:style-name="P111"><text:span text:style-name="T5">GPU</text:span> : NVIDIA Geforce GTX 1080, 8GB</text:p>
        </text:list-item>
        <text:list-item>
          <text:p text:style-name="P111"><text:span text:style-name="T5">SSD #1</text:span> : KINGSTON SV300S37A120G</text:p>
        </text:list-item>
        <text:list-item>
          <text:p text:style-name="P111"><text:span text:style-name="T5">SSD #2</text:span> : Samsung SSD 850 EVO 250GB</text:p>
        </text:list-item>
        <text:list-item>
          <text:p text:style-name="P111"><text:span text:style-name="T5">OS</text:span> : Windows 10 Pro, 64-bit version</text:p>
          <text:p text:style-name="P111"/>
        </text:list-item>
      </text:list>
      <text:p text:style-name="P6"><text:tab/>Second, a Lenovo ideapad 330S laptop:</text:p>
      <text:list xml:id="list4080110995" text:style-name="L4">
        <text:list-item>
          <text:p text:style-name="P112"><text:span text:style-name="T5">CPU</text:span> : Intel® Core(TM) i5-8250U CPU</text:p>
          <text:p text:style-name="P112">4 physical cores, 8 logical cores, no overclocking, base speed 1.80 GHz</text:p>
        </text:list-item>
        <text:list-item>
          <text:p text:style-name="P112"><text:span text:style-name="T5">RAM</text:span> : 8 GB, 2400 MHz</text:p>
        </text:list-item>
        <text:list-item>
          <text:p text:style-name="P112"><text:span text:style-name="T6">SSD</text:span> : SanDisk SD9SB8W512G1101</text:p>
        </text:list-item>
        <text:list-item>
          <text:p text:style-name="P112"><text:span text:style-name="T5">OS</text:span> : Windows 10 Home, 32-bit version<text:tab/></text:p>
        </text:list-item>
      </text:list>
      <text:p text:style-name="P6"/>
      <text:h text:style-name="P77" text:outline-level="1"><text:bookmark-start text:name="__RefHeading___Toc1068_3724124105"/>Implementation<text:bookmark-end text:name="__RefHeading___Toc1068_3724124105"/></text:h>
      <text:h text:style-name="P89" text:outline-level="2"><text:bookmark-start text:name="__RefHeading___Toc1070_3724124105"/>How does the training environment look like?<text:bookmark-end text:name="__RefHeading___Toc1070_3724124105"/></text:h>
      <text:p text:style-name="P7"><draw:frame draw:style-name="fr4"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10">In order to keep the environment simple to train, I have decided to create a simple game for the agent to train with.</text:span></text:p>
      <text:p text:style-name="P7"><text:soft-page-break/><text:tab/><text:span text:style-name="T10">The idea of the game for the agent or player is to control the black-and-white checkered sphere and push out of the stage all of the other colored spheres in a certain order.</text:span></text:p>
      <text:p text:style-name="P7"><text:tab/><text:span text:style-name="T10">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1">All of the spheres have the same mass, drag and angular drag. And also all of them are affected by the same gravitational force. They are also the same size, all having a radius of 0,5 units.</text:span></text:p>
      <text:p text:style-name="P7"><text:tab/><text:span text:style-name="T14">The platform that all the spheres are standing on is a very thin cylinder with a radius of 5. From a physics point of view, it is immovable and the spheres cannot pass through it or push it no matter how hard they hit it.</text:span></text:p>
      <text:h text:style-name="P90"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1"><draw:text-box fo:min-height="0.7228in"><text:p text:style-name="Text"><draw:frame text:anchor-type="paragraph" draw:z-index="2" draw:name="Shape1" draw:style-name="gr1" draw:text-style-name="P183" svg:width="2.8335in" svg:height="0.7224in" svg:x="0in" svg:y="0in"><draw:text-box><text:p text:style-name="P182"><text:span text:style-name="T170">Vector3 controlSignal = Vector3.zero;</text:span></text:p><text:p text:style-name="P182"><text:span text:style-name="T170">controlSignal.x = vectorAction[0];</text:span></text:p><text:p text:style-name="P182"><text:span text:style-name="T170">controlSignal.z = vectorAction[1];</text:span></text:p><text:p text:style-name="P182"><text:span text:style-name="T170">rBody.AddForce(controlSignal * speed);</text:span></text:p></draw:text-box></draw:frame>Text <text:sequence text:ref-name="refText0" text:name="Text" text:formula="ooow:Text+1" style:num-format="1">1</text:sequence>: Force applied on the agent sphere</text:p></draw:text-box></draw:frame><text:tab/><text:span text:style-name="T12">The main sphere agent can only be controlled via two possible actions: a force applied on the X axis and a force applied on the Z axis. The code that applies these respective forces look a little like this.</text:span><text:span text:style-name="T12"><text:sequence-ref text:reference-format="value" text:ref-name="refText0">1</text:sequence-ref></text:span></text:p>
      <text:p text:style-name="P10"><text:tab/>The physics <text:span text:style-name="T13">calculations are being handled by the Unity game engine. The force is just applied, and the engine handles the rest.</text:span></text:p>
      <text:p text:style-name="P11"><text:tab/><text:span text:style-name="T22">Those </text:span><text:span text:style-name="T23">vectorAction</text:span><text:span text:style-name="T22"> values that can be seen at Text </text:span><text:span text:style-name="T22"><text:sequence-ref text:reference-format="value" text:ref-name="refText0">1</text:sequence-ref></text:span><text:span text:style-name="T22"><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22">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91" text:outline-level="2"><text:bookmark-start text:name="__RefHeading___Toc1178_3724124105"/>What can the machine agent “see” in the environment?<text:bookmark-end text:name="__RefHeading___Toc1178_3724124105"/></text:h>
      <text:p text:style-name="P9"><text:tab/><text:span text:style-name="T15">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5">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soft-page-break/><text:tab/><text:span text:style-name="T16">Surely such a mass of information will help train the best agent, but in order for it to finish training faster, a more limited set of data must be sent.</text:span></text:p>
      <text:p text:style-name="P9"><text:tab/><text:span text:style-name="T17">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18">And all of this information is unconsciously deduced by the human. In order to help the machine agent to learn faster, we shall send all of this distilled information directly to it.</text:span></text:p>
      <text:p text:style-name="P9"><text:tab/><text:span text:style-name="T18">Observations that are sent to machine agent:</text:span></text:p>
      <text:list xml:id="list3219594581" text:style-name="L5">
        <text:list-item>
          <text:p text:style-name="P113">the agents current position on the X and Z axis</text:p>
        </text:list-item>
        <text:list-item>
          <text:p text:style-name="P113">the agents distance from the center of the stage</text:p>
        </text:list-item>
        <text:list-item>
          <text:p text:style-name="P113">the agents velocity on the X and Z axis</text:p>
        </text:list-item>
        <text:list-item>
          <text:p text:style-name="P113">the agents “mission” (a number that symbolizes which of the colored ball should it attempt to knock out)</text:p>
        </text:list-item>
        <text:list-item>
          <text:p text:style-name="P113">the position of the brown sphere relative to the agent on the X and Z axis</text:p>
        </text:list-item>
        <text:list-item>
          <text:p text:style-name="P113">the distance from the brown sphere to the agent</text:p>
        </text:list-item>
        <text:list-item>
          <text:p text:style-name="P113">the brown spheres distance from the center of the stage</text:p>
        </text:list-item>
        <text:list-item>
          <text:p text:style-name="P113">the brown spheres velocity on the X and Z axis</text:p>
        </text:list-item>
        <text:list-item>
          <text:p text:style-name="P113">the position of the <text:span text:style-name="T19">gray</text:span> sphere relative to the agent on the X and Z axis</text:p>
        </text:list-item>
        <text:list-item>
          <text:p text:style-name="P114">the distance from the <text:span text:style-name="T19">gray</text:span> sphere to the agent</text:p>
        </text:list-item>
        <text:list-item>
          <text:p text:style-name="P114">the <text:span text:style-name="T19">gray</text:span> spheres distance from the center of the stage</text:p>
        </text:list-item>
        <text:list-item>
          <text:p text:style-name="P114">the <text:span text:style-name="T19">gray</text:span> spheres velocity on the X and Z axis</text:p>
        </text:list-item>
        <text:list-item>
          <text:p text:style-name="P114">the position of the <text:span text:style-name="T19">gold</text:span> sphere relative to the agent on the X and Z axis</text:p>
        </text:list-item>
        <text:list-item>
          <text:p text:style-name="P114">the distance from the <text:span text:style-name="T19">gold</text:span> sphere to the agent</text:p>
        </text:list-item>
        <text:list-item>
          <text:p text:style-name="P114">the <text:span text:style-name="T19">gold</text:span> spheres distance from the center of the stage</text:p>
        </text:list-item>
        <text:list-item>
          <text:p text:style-name="P114">the <text:span text:style-name="T19">gold</text:span> spheres velocity on the X and Z axis</text:p>
        </text:list-item>
      </text:list>
      <text:p text:style-name="P9"><text:tab/><text:span text:style-name="T20">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0">The information that the spheres have fallen off the stage can be deduced just from the distance observations or from the “current mission” observation.</text:span></text:p>
      <text:p text:style-name="P9"><text:soft-page-break/><text:tab/><text:span text:style-name="T20">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1">There are in total 24 observations sent to the machine agents brain.</text:span></text:p>
      <text:h text:style-name="P92" text:outline-level="2"><draw:frame draw:style-name="fr2" draw:name="Frame2" text:anchor-type="paragraph" svg:x="3.5075in" svg:y="0.5346in" svg:width="3.8965in" draw:z-index="3"><draw:text-box fo:min-height="1.6181in"><text:p text:style-name="Text"><draw:frame text:anchor-type="paragraph" draw:z-index="4" draw:name="Shape2" draw:style-name="gr2" draw:text-style-name="P184" svg:width="3.8961in" svg:height="1.3949in" svg:x="0in" svg:y="0in"><draw:text-box><text:p text:style-name="P182"><text:span text:style-name="T171">do</text:span></text:p><text:p text:style-name="P182"><text:span text:style-name="T170">{</text:span></text:p><text:p text:style-name="P182"><text:span text:style-name="T170"><text:s text:c="3"/></text:span><text:span text:style-name="T170">Vector2 r = Random.insideUnitCircle * arenaRadius;</text:span></text:p><text:p text:style-name="P182"><text:span text:style-name="T170"><text:s text:c="3"/></text:span><text:span text:style-name="T170">targetPosition = </text:span><text:span text:style-name="T171">new</text:span><text:span text:style-name="T170"> Vector3(r.x, spawnHeight,</text:span></text:p><text:p text:style-name="P182"><text:span text:style-name="T170"><text:s text:c="6"/></text:span><text:span text:style-name="T170">r.y);</text:span></text:p><text:p text:style-name="P182"><text:span text:style-name="T170"><text:s text:c="3"/></text:span><text:span text:style-name="T170">distanceToAgent = Vector3.Distance(transform.position, targetPosition);</text:span></text:p><text:p text:style-name="P182"><text:span text:style-name="T170">} </text:span><text:span text:style-name="T171">while</text:span><text:span text:style-name="T170"> (distanceToAgent &lt; 1.1f);</text:span></text:p><text:p text:style-name="P182"><text:span text:style-name="T170">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5">In order for the machine agent to experience as many situations as possible, the target spheres positions are generated randomly in such a way so that they do not overlap. </text:span></text:p>
      <text:p text:style-name="P12"><text:span text:style-name="T25"><text:tab/>Inside Text </text:span><text:span text:style-name="T25"><text:sequence-ref text:reference-format="value" text:ref-name="refText1">2</text:sequence-ref></text:span><text:span text:style-name="T25"><text:s/>there is a snippet of the code that attempts to generate a valid random position for the first target sphere, the brown sphere.</text:span></text:p>
      <text:p text:style-name="P13"><text:tab/><text:span text:style-name="T26">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27">There is ample room on the stage, so it doesn’t take a significant amount of retries in order to generate valid non-overlapping positions.</text:span></text:p>
      <text:p text:style-name="P13"><text:tab/><text:span text:style-name="T28">Another thing to take into consideration is that simply moving the spheres back on the stage is not enough, the physics engine still has data about their velocity and angularVelocity.</text:span></text:p>
      <text:p text:style-name="P13"><text:tab/><text:span text:style-name="T28">Simply moving them back on stage will cause them to keep moving with the same velocity as before, so in order to prevent that, the velocity and angularVelocity of all the target spheres must be set to Vector3.zero. </text:span></text:p>
      <text:h text:style-name="P93" text:outline-level="2"><text:bookmark-start text:name="__RefHeading___Toc595_3571800575"/>What rewards are given to the machine agent?<text:bookmark-end text:name="__RefHeading___Toc595_3571800575"/></text:h>
      <text:p text:style-name="P14"><text:tab/><text:span text:style-name="T29">The reward system is simple and straight forward, every sphere that is successfully knocked of the stage in the correct order will give a reward of 1/3f to the agent. </text:span></text:p>
      <text:p text:style-name="P14"><text:tab/><text:span text:style-name="T29">When all 3 spheres are knocked off, the agent is marked as Done, and Tensorflow will adjust the weights in the neural network in order to encourage the same behavior.</text:span></text:p>
      <text:p text:style-name="P14"><text:soft-page-break/><text:tab/><text:span text:style-name="T29">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0">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0">Another example would be to give weighted rewards for each of the spheres being dropped off, such as: </text:span></text:p>
      <text:list xml:id="list94006728" text:style-name="L6">
        <text:list-item>
          <text:p text:style-name="P115">knocking out the brown sphere: 1/7 reward</text:p>
        </text:list-item>
        <text:list-item>
          <text:p text:style-name="P115">knocking out the gray sphere: 2/7 reward</text:p>
        </text:list-item>
        <text:list-item>
          <text:p text:style-name="P116">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1">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549742429" text:style-name="L7">
        <text:list-item>
          <text:p text:style-name="P117">knock out the brown, gray and golden spheres in order: 1 reward</text:p>
        </text:list-item>
      </text:list>
      <text:h text:style-name="P94"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5"><draw:text-box fo:min-height="2.1665in"><text:p text:style-name="Illustration"><draw:frame draw:style-name="fr3"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42"><text:line-break/></text:span>Illustration <text:sequence text:ref-name="refIllustration1" text:name="Illustration" text:formula="ooow:Illustration+1" style:num-format="1">2</text:sequence>: Roller Arena Academy Unity settings</text:p></draw:text-box></draw:frame><text:tab/><text:span text:style-name="T35">One way to speed up training is by creating several agents and for each one of them to create an arena to train into. This can be seen to be also applied in several of the example scenes of the ML-Agents plugin and also described in the documentation</text:span><text:span text:style-name="T35"><text:bibliography-mark text:identifier="Making a New Learning Environment" text:bibliography-type="www" text:url="https://github.com/Unity-Technologies/ml-agents/blob/master/docs/Learning-Environment-Create-New.md">[Making a New Learning Environment]</text:bibliography-mark></text:span><text:span text:style-name="T35"> found on the GitHub page for the respective plugin.</text:span></text:p>
      <text:p text:style-name="P19"><text:tab/><text:span text:style-name="T36">The responsibility of generating all of the agents and the arenas where they will train has been given to the </text:span><text:span text:style-name="T24">RollerArenaAcademy </text:span><text:span text:style-name="T38">class, which extends the Academy.</text:span></text:p>
      <text:p text:style-name="P19"><text:span text:style-name="T38"><text:tab/></text:span><text:span text:style-name="T39">Inside of</text:span><text:span text:style-name="T38"> the Initialize</text:span><text:span text:style-name="T39">Academy method, a dynamic amount of arenas are generated.</text:span></text:p>
      <text:p text:style-name="P20"><text:span text:style-name="T37"><text:tab/>The number of generated arenas is set with the help of the Unity Editor </text:span><text:span text:style-name="T40">[Illustration </text:span><text:span text:style-name="T40"><text:sequence-ref text:reference-format="value" text:ref-name="refIllustration1">2</text:sequence-ref></text:span><text:span text:style-name="T40">]</text:span><text:span text:style-name="T37">. The same is also said about the arena themselves, which are just copies instantiated from a prefabricated roller arena game object.</text:span></text:p>
      <text:p text:style-name="P21"><text:span text:style-name="T37"><text:tab/></text:span><text:span text:style-name="T41">The code that handles the creation of the arenas is</text:span></text:p>
      <text:p text:style-name="P22"><text:soft-page-break/><text:span text:style-name="T34">public</text:span><text:span text:style-name="T32"> GameObject m_RollerArenaPrefab;<text:line-break/></text:span><text:span text:style-name="T34">public</text:span><text:span text:style-name="T32"> </text:span><text:span text:style-name="T34">int</text:span><text:span text:style-name="T32"> m_NumberOfArenas;<text:line-break/></text:span><text:span text:style-name="T34">public</text:span><text:span text:style-name="T32"> </text:span><text:span text:style-name="T34">override</text:span><text:span text:style-name="T32"> </text:span><text:span text:style-name="T34">void</text:span><text:span text:style-name="T32"> InitializeAcademy()<text:line-break/>{<text:line-break/> <text:s/></text:span><text:span text:style-name="T34">for</text:span><text:span text:style-name="T32">(</text:span><text:span text:style-name="T34">int</text:span><text:span text:style-name="T32"> i = 0; i &lt; m_NumberOfArenas; i++)<text:line-break/> <text:s/>{<text:line-break/> <text:s text:c="3"/>Instantiate(m_RollerArenaPrefab, </text:span><text:span text:style-name="T34">new</text:span><text:span text:style-name="T32"> Vector3(0, -4*i, 0), Quaternion.identity);<text:line-break/> <text:s/>}<text:line-break/></text:span><text:span text:style-name="T33">}</text:span></text:p>
      <text:p text:style-name="Text_20_body"><text:tab/><text:span text:style-name="T43">At the moment of writing this document, I found that creating 16 arenas is an adequate amount that does not overload my system when training and also leaves enough resource for my PC to do something else also.</text:span></text:p>
      <text:h text:style-name="P95"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44">The ones that are current used by default for training the roller agents are:</text:span></text:p>
      <text:list xml:id="list1097361033" text:style-name="L8">
        <text:list-item>
          <text:p text:style-name="P118">use_curiosity: <text:span text:style-name="T46">true =&gt;</text:span> <text:span text:style-name="T47">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45">Seeing that the Pyramids example inside of the ML-Agents plugin was able to train to competent levels I decided to try this value to see if it affects the training in a positive way.</text:span></text:p>
        </text:list-item>
        <text:list-item>
          <text:p text:style-name="P119">curiosity_strength: 0.01 <text:span text:style-name="T48">=&gt; magnitude of intrinsic reward generated by Intrinsic Curiosity Module</text:span></text:p>
        </text:list-item>
        <text:list-item>
          <text:p text:style-name="P119">curiosity_enc_size: 256 <text:span text:style-name="T48">=&gt; the size of the encoding to use in the forward and inverse models in the Curiosity module</text:span></text:p>
        </text:list-item>
        <text:list-item>
          <text:p text:style-name="P119">summary_freq: 2000 <text:span text:style-name="T46">=&gt; how often, in steps, to save training statistics</text:span></text:p>
        </text:list-item>
        <text:list-item>
          <text:p text:style-name="P119">time_horizon: 128 <text:span text:style-name="T49">=&gt; how many steps of experience to collect per-agent before adding it to the experience buffer</text:span></text:p>
        </text:list-item>
        <text:list-item>
          <text:p text:style-name="P119">batch_size: 128 <text:span text:style-name="T51">=&gt; the number of experiences in each iteration of gradient descent</text:span></text:p>
        </text:list-item>
        <text:list-item>
          <text:p text:style-name="P119">buffer_size: 2048 <text:span text:style-name="T52">=&gt; the number of experiences to collect before updating the policy model</text:span></text:p>
        </text:list-item>
        <text:list-item>
          <text:p text:style-name="P119">hidden_units: 512 <text:span text:style-name="T53">=&gt; the number of units in the hidden layers of the neural network<text:line-break/>In my attempt of making the roller agent able to learn complicated tasks, I have decided to give it a large amount of hidden units.</text:span></text:p>
        </text:list-item>
        <text:list-item>
          <text:p text:style-name="P119">num_layers: 3 <text:span text:style-name="T53">=&gt; the number of hidden layers in the neural network<text:line-break/>Again, I have chosen this number in order to attempt to make the agents learn more complicated problems.</text:span></text:p>
        </text:list-item>
        <text:list-item>
          <text:p text:style-name="P119"><text:soft-page-break/>beta: 1.0e-2 <text:span text:style-name="T54">=&gt; corresponds to the strength of the entropy regularization, which makes the policy "more random."</text:span></text:p>
        </text:list-item>
        <text:list-item>
          <text:p text:style-name="P119">max_steps: 5.0e5 <text:span text:style-name="T55">=&gt; how many steps of simulations are run in total</text:span></text:p>
        </text:list-item>
        <text:list-item>
          <text:p text:style-name="P119">num_epoch: 3 <text:span text:style-name="T56">=&gt; <text:s/>the number of passes through the experience buffer during gradient descent</text:span></text:p>
        </text:list-item>
      </text:list>
      <text:p text:style-name="P24"><text:tab/><text:span text:style-name="T57">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57"><text:bibliography-mark text:identifier="Training with Proximal Policy Optimization" text:bibliography-type="www" text:url="https://github.com/Unity-Technologies/ml-agents/blob/master/docs/Training-PPO.md">[Training with Proximal Policy Optimization]</text:bibliography-mark></text:span><text:span text:style-name="T57"><text:s/></text:span></text:p>
      <text:h text:style-name="P78" text:outline-level="1"/>
      <text:h text:style-name="P80" text:outline-level="1"><text:bookmark-start text:name="__RefHeading___Toc1074_3724124105"/>Discovered observations<text:bookmark-end text:name="__RefHeading___Toc1074_3724124105"/></text:h>
      <text:h text:style-name="P96" text:outline-level="2"><text:bookmark-start text:name="__RefHeading___Toc1251_4286736385"/>Default setting used for training<text:bookmark-end text:name="__RefHeading___Toc1251_4286736385"/></text:h>
      <text:p text:style-name="P43"><text:tab/>Before the observations and differences between them are being described, first there must be a common default set of settings or particularities defined for them.</text:p>
      <text:p text:style-name="P27"><text:tab/><text:span text:style-name="T60">First here is the training hyper-parameters that are being used</text:span></text:p>
      <text:p text:style-name="P63">batch_size: <text:s text:c="4"/>128</text:p>
      <text:p text:style-name="P64">beta: <text:s text:c="2"/>0.01</text:p>
      <text:p text:style-name="P64">buffer_size: <text:s text:c="3"/>2048</text:p>
      <text:p text:style-name="P64">epsilon: <text:s text:c="7"/>0.2</text:p>
      <text:p text:style-name="P64">gamma: <text:s/>0.99</text:p>
      <text:p text:style-name="P64">hidden_units: <text:s text:c="2"/>512</text:p>
      <text:p text:style-name="P64">lambd: <text:s/>0.95</text:p>
      <text:p text:style-name="P64">learning_rate: <text:s/>0.0003</text:p>
      <text:p text:style-name="P64">max_steps: <text:s text:c="5"/>5.0e5</text:p>
      <text:p text:style-name="P64">normalize: <text:s text:c="5"/>False</text:p>
      <text:p text:style-name="P64">num_epoch: <text:s text:c="5"/>3</text:p>
      <text:p text:style-name="P64">num_layers: <text:s text:c="4"/>3</text:p>
      <text:p text:style-name="P64">time_horizon: <text:s text:c="2"/>128</text:p>
      <text:p text:style-name="P64">sequence_length: <text:s text:c="7"/>64</text:p>
      <text:p text:style-name="P64">summary_freq: <text:s text:c="2"/>2000</text:p>
      <text:p text:style-name="P64">use_recurrent: <text:s/>False</text:p>
      <text:p text:style-name="P64">memory_size: <text:s text:c="3"/>256</text:p>
      <text:p text:style-name="P64">use_curiosity: <text:s/>True</text:p>
      <text:p text:style-name="P64">curiosity_strength: <text:s text:c="4"/>0.01</text:p>
      <text:p text:style-name="P64">curiosity_enc_size: <text:s text:c="4"/>256</text:p>
      <text:p text:style-name="P62"><draw:frame draw:style-name="fr4" draw:name="Image3" text:anchor-type="paragraph" svg:x="4.1335in" svg:y="0.0665in" svg:width="2.75in" svg:height="2.2917in" draw:z-index="9"><draw:image xlink:href="Pictures/100002010000014A000001136856485E88D25DCB.png" xlink:type="simple" xlink:show="embed" xlink:actuate="onLoad" loext:mime-type="image/png"/></draw:frame><text:tab/></text:p>
      <text:p text:style-name="P62"><text:tab/><text:span text:style-name="T61">Secondly is to describe the particularities of environment created in Unity</text:span></text:p>
      <text:list xml:id="list1038998413" text:style-name="L9">
        <text:list-item>
          <text:p text:style-name="P67">all of the spheres have the same mass</text:p>
        </text:list-item>
        <text:list-item>
          <text:p text:style-name="P67">the main agent sphere moves by applying a force of 10 multiplied with vector that indicates where it desires to move</text:p>
        </text:list-item>
        <text:list-item>
          <text:p text:style-name="P68">the main agent sphere is given the relative position of all the other target spheres as observation <text:span text:style-name="T62">(not the absolute position in the game world)</text:span></text:p>
        </text:list-item>
        <text:list-item>
          <text:p text:style-name="P69">the “current mission” of the main agent sphere is coded as</text:p>
          <text:list>
            <text:list-item>
              <text:p text:style-name="P69">1 =&gt; push off the brown sphere</text:p>
            </text:list-item>
            <text:list-item>
              <text:p text:style-name="P69">2 =&gt; push off the gray sphere</text:p>
            </text:list-item>
            <text:list-item>
              <text:p text:style-name="P69">3 =&gt; push off the golden sphere</text:p>
            </text:list-item>
          </text:list>
        </text:list-item>
        <text:list-item>
          <text:p text:style-name="P69">failing to push the correct sphere just sets the agent as done and does not impose a negative reward</text:p>
        </text:list-item>
        <text:list-item>
          <text:p text:style-name="P69">the main agent sphere falling of the arena sets the agent as done and does not impose a negative reward</text:p>
        </text:list-item>
        <text:list-item>
          <text:p text:style-name="P69"><text:soft-page-break/>going over the “Max Step” value because the too much time was taken trying to complete the task does not impose a negative reward</text:p>
        </text:list-item>
        <text:list-item>
          <text:p text:style-name="P69">the simple passage of time does not a negative reward</text:p>
        </text:list-item>
        <text:list-item>
          <text:p text:style-name="P70">in this version of the training scenario, there are in total three spheres that have to be pushed off</text:p>
        </text:list-item>
        <text:list-item>
          <text:p text:style-name="P71">rewards are given gradually and proportionally to the number of spheres that have been pushed off</text:p>
          <text:list>
            <text:list-item>
              <text:p text:style-name="P71">1/3 reward for each of the 3 spheres that have been pushed off</text:p>
            </text:list-item>
          </text:list>
          <text:p text:style-name="P71"/>
          <text:p text:style-name="P68"/>
        </text:list-item>
      </text:list>
      <text:h text:style-name="P97"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7"><draw:text-box fo:min-height="3.5752in"><text:p text:style-name="Caption"><draw:frame text:anchor-type="paragraph" draw:z-index="8" draw:name="Shape3" draw:style-name="gr3" draw:text-style-name="P185" svg:width="2.1705in" svg:height="3.2921in" svg:x="0.052in" svg:y="0in"><draw:text-box><text:p><text:span text:style-name="T172">batch_size: <text:s text:c="4"/>128</text:span><text:span text:style-name="T172"><text:line-break/></text:span><text:span text:style-name="T172">beta: <text:s text:c="2"/>0.01</text:span><text:span text:style-name="T172"><text:line-break/></text:span><text:span text:style-name="T172">buffer_size: <text:s text:c="3"/>2048</text:span><text:span text:style-name="T172"><text:line-break/></text:span><text:span text:style-name="T172">epsilon: <text:s text:c="7"/>0.2</text:span><text:span text:style-name="T172"><text:line-break/></text:span><text:span text:style-name="T172">gamma: <text:s/>0.99</text:span><text:span text:style-name="T172"><text:line-break/></text:span><text:span text:style-name="T172">hidden_units: <text:s text:c="2"/>512</text:span><text:span text:style-name="T172"><text:line-break/></text:span><text:span text:style-name="T172">lambd: <text:s/>0.95</text:span><text:span text:style-name="T172"><text:line-break/></text:span><text:span text:style-name="T172">learning_rate: <text:s/>0.0003</text:span><text:span text:style-name="T172"><text:line-break/></text:span><text:span text:style-name="T172">max_steps: <text:s text:c="5"/>5.0e5</text:span><text:span text:style-name="T172"><text:line-break/></text:span><text:span text:style-name="T172">normalize: <text:s text:c="5"/>False</text:span><text:span text:style-name="T172"><text:line-break/></text:span><text:span text:style-name="T172">num_epoch: <text:s text:c="5"/>3</text:span><text:span text:style-name="T172"><text:line-break/></text:span><text:span text:style-name="T172">num_layers: <text:s text:c="4"/>3</text:span><text:span text:style-name="T172"><text:line-break/></text:span><text:span text:style-name="T172">time_horizon: <text:s text:c="2"/>128</text:span><text:span text:style-name="T172"><text:line-break/></text:span><text:span text:style-name="T172">sequence_length: <text:s text:c="7"/>64</text:span><text:span text:style-name="T172"><text:line-break/></text:span><text:span text:style-name="T172">summary_freq: <text:s text:c="2"/>2000</text:span><text:span text:style-name="T172"><text:line-break/></text:span><text:span text:style-name="T172">use_recurrent: <text:s/>False</text:span><text:span text:style-name="T172"><text:line-break/></text:span><text:span text:style-name="T172">memory_size: <text:s text:c="3"/>256</text:span><text:span text:style-name="T172"><text:line-break/></text:span><text:span text:style-name="T172">use_curiosity: <text:s/>True</text:span><text:span text:style-name="T172"><text:line-break/></text:span><text:span text:style-name="T172">curiosity_strength: <text:s text:c="4"/>0.01</text:span><text:span text:style-name="T172"><text:line-break/></text:span><text:span text:style-name="T172">curiosity_enc_size: <text:s text:c="4"/>256</text:span></text:p></draw:text-box></draw:frame>Default training parameters</text:p></draw:text-box></draw:frame><text:tab/><text:span text:style-name="T50">By using these training parameters, the mean reward slowly raised to these respective values:</text:span></text:p>
      <text:list xml:id="list1634766884" text:style-name="L10">
        <text:list-item>
          <text:p text:style-name="P120">0.124 at step 4000</text:p>
        </text:list-item>
        <text:list-item>
          <text:p text:style-name="P120">0.200 at step 10000</text:p>
        </text:list-item>
        <text:list-item>
          <text:p text:style-name="P122">0.322 at step 26000</text:p>
        </text:list-item>
        <text:list-item>
          <text:p text:style-name="P122">0.410 at step 112000</text:p>
        </text:list-item>
        <text:list-item>
          <text:p text:style-name="P122"><text:span text:style-name="T58">0.510 at step </text:span>258000</text:p>
        </text:list-item>
        <text:list-item>
          <text:p text:style-name="P123">0.610 at step 370000</text:p>
        </text:list-item>
      </text:list>
      <text:p text:style-name="P26"><text:tab/><text:span text:style-name="T59">Only stabilized mean reward values are taken into consideration. There is no need to report reaching a milestone such as for example a mean reward of 0.5 when it is not immediately improving.</text:span></text:p>
      <text:p text:style-name="P26"><text:tab/><text:span text:style-name="T63">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64">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1095723720" text:style-name="L11">
        <text:list-item>
          <text:p text:style-name="P124">it is proactively trying to always stay on the arena</text:p>
        </text:list-item>
        <text:list-item>
          <text:p text:style-name="P124">in the vast majority of times it will first chase after the brown sphere to knock it off</text:p>
        </text:list-item>
        <text:list-item>
          <text:p text:style-name="P124">after the first brown sphere is knocked off it will chase after the gray one to also knock it off</text:p>
        </text:list-item>
        <text:list-item>
          <text:p text:style-name="P125">sometimes when attempting to push the brown or gray sphere, it may avoid the gold sphere</text:p>
          <text:p text:style-name="P146">Negative behaviors:</text:p>
        </text:list-item>
        <text:list-item>
          <text:p text:style-name="P72">when chasing the brown sphere, it sometimes moves the gray sphere by accidentally</text:p>
        </text:list-item>
        <text:list-item>
          <text:p text:style-name="P72"><text:soft-page-break/>after successfully knocking off the gray sphere, it just moves around and around the stage, it does not actively search for the gold sphere to knock it off the arena</text:p>
        </text:list-item>
        <text:list-item>
          <text:p text:style-name="P72">sometimes when attempting to push the brown or gray sphere, it may push the gold sphere out the stage too early by mistake</text:p>
        </text:list-item>
      </text:list>
      <text:p text:style-name="P25"><text:tab/></text:p>
      <text:h text:style-name="P98" text:outline-level="2"><text:bookmark-start text:name="__RefHeading___Toc1253_4286736385"/>Training when the reward is given only at the end<text:bookmark-end text:name="__RefHeading___Toc1253_4286736385"/></text:h>
      <text:p text:style-name="P38"><text:tab/><text:span text:style-name="T89">In this training scenario, instead of giving a reward of 1/3 to the agent for every sphere that pushes of correctly, now it will receive only once a reward of 1, only if it is pushes all of the spheres in the correct order.</text:span></text:p>
      <text:p text:style-name="P38"><text:tab/><text:span text:style-name="T90">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38"><text:tab/><text:span text:style-name="T91">In the first 20000 training steps, the mean reward only reached a maximum of 0.002, most of the time it’s just 0.000. </text:span></text:p>
      <text:p text:style-name="P38"><text:tab/><text:span text:style-name="T92">After reaching 40000 training steps, the mean reward reached a maximum of 0.017. It seems that it is starting to discover some sort of pattern or behavior.</text:span></text:p>
      <text:p text:style-name="P38"><text:tab/><text:span text:style-name="T94">At training step 54000, the mean reward reached a value of 0.049. The training is incredibly slow, it seems as if it’s just pure luck.</text:span></text:p>
      <text:p text:style-name="P38"><text:tab/><text:span text:style-name="T93">When reaching training step 80000, it seems as if the mean reward does not increase, rather it decreased over time, now being at a value of 0.018.</text:span></text:p>
      <text:p text:style-name="P38"><text:tab/><text:span text:style-name="T95">At training step 94000, the mean reward has recovered back to 0.052. Maybe that curiosity feature is indeed exploring wider and more random weights for the neural network.</text:span></text:p>
      <text:p text:style-name="P39"><text:tab/><text:span text:style-name="T96">At training step 108000 it has finally reached a mean reward of 0.108. Compared to the default settings, which already had a mean reward of 0.124 at step 4000, it is 27 times slower taking into consideration the progress made so far.</text:span></text:p>
      <text:p text:style-name="P39"><text:tab/><text:span text:style-name="T97">While going to training step 236000, the mean reward value kept growing and shrinking, at worst being a value of 0.057, at best 0.155. Again, the curiosity feature is exploring possible solutions.</text:span></text:p>
      <text:p text:style-name="P40"><text:tab/><text:span text:style-name="T98">At training step 278000, it has finally reached a mean reward value of 0.206, which is still incredibly slow compared to the default settings that reached this value at training step 10000. Thus again making it around 27 times slower.</text:span></text:p>
      <text:p text:style-name="P40"><text:tab/><text:span text:style-name="T99">The trend of rising and lowering mean reward continues to happen. At training step 296000 it reached a mean reward of 0.265, and at 304000 it dropped to 0.194.</text:span></text:p>
      <text:p text:style-name="P40"><text:tab/><text:span text:style-name="T100">At training step 360000, it has reached a mean value of 0.300. It close to reaching a success rate of 33% percent.</text:span></text:p>
      <text:p text:style-name="P40"><text:soft-page-break/><text:tab/><text:span text:style-name="T101">At around training step 450000, it has managed to somewhat stabilize a mean reward value of 0.332. Thus making it able to win the game at 33% of the time.</text:span></text:p>
      <text:p text:style-name="P40"><text:tab/><text:span text:style-name="T102">Finally at the end of the training session, with 500000 steps done, the best mean reward that it has achieved was of 0.404, which is worse the defaults case with 0.610. </text:span></text:p>
      <text:p text:style-name="P40"><text:tab/><text:span text:style-name="T103">Attempting to give a reward only at the end slowed down the training significantly. It might be possible that a much longer training period will make it achieve better performance.</text:span></text:p>
      <text:h text:style-name="P103" text:outline-level="3"><text:bookmark-start text:name="__RefHeading___Toc1255_4286736385"/>Behavior<text:bookmark-end text:name="__RefHeading___Toc1255_4286736385"/></text:h>
      <text:p text:style-name="P41"><text:tab/><text:span text:style-name="T104">In comparison to the default case, this machine agent is moving more carefully. Instead of just flinging around very fast, it seems sometimes it’s slowing down before coming into contact with the spheres.</text:span></text:p>
      <text:p text:style-name="P42"><text:tab/><text:span text:style-name="T9">Po</text:span><text:span text:style-name="T7">sitive behaviors:</text:span></text:p>
      <text:list xml:id="list1611893020" text:style-name="L12">
        <text:list-item>
          <text:p text:style-name="P126"><text:span text:style-name="T64">o</text:span>nce it manages to start pushing a sphere, sometimes it lets it roll a bit, then starts going for another sphere while the previous one has not fallen of the stage yet; <text:span text:style-name="T105">this reduces the total time for all three spheres to fall down</text:span></text:p>
        </text:list-item>
        <text:list-item>
          <text:p text:style-name="P126">it became incredibly good at not falling of the stage</text:p>
        </text:list-item>
        <text:list-item>
          <text:p text:style-name="P126">in comparison to the default case, once it pushed of the first two spheres, it is better at finding the last golden sphere to push it away</text:p>
        </text:list-item>
        <text:list-item>
          <text:p text:style-name="P131">sometimes is seen to avoid pushing other spheres thus avoiding a hard to mitigate billiard effect </text:p>
          <text:p text:style-name="P147">Negative behaviors:</text:p>
        </text:list-item>
        <text:list-item>
          <text:p text:style-name="P153">sometimes the machine agent slams into the golden sphere at the start of a round, thus knocking it out too early</text:p>
        </text:list-item>
        <text:list-item>
          <text:p text:style-name="P153">was observed one time to be too afraid to push a brown sphere because it was incredibly close to the edge <text:span text:style-name="T119">of stage</text:span> and not moving <text:span text:style-name="T119">(the brown sphere had no velocity because it was just spawned)</text:span></text:p>
        </text:list-item>
        <text:list-item>
          <text:p text:style-name="P153">sometimes push off the metallic sphere first because the brown sphere was too close to the golden sphere at the start of the round</text:p>
        </text:list-item>
      </text:list>
      <text:p text:style-name="P44"><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99" text:outline-level="2"><text:bookmark-start text:name="__RefHeading___Toc1380_426302360"/>Training when using 4 hidden layers with 32 units each<text:bookmark-end text:name="__RefHeading___Toc1380_426302360"/></text:h>
      <text:p text:style-name="P45"><text:tab/><text:span text:style-name="T106">In this training session, the number of hidden units will be change from 512 to 32, and the number of hidden layers from 3 to 4. </text:span></text:p>
      <text:p text:style-name="P45"><text:soft-page-break/><text:tab/><text:span text:style-name="T107">Having a smaller number of hidden units in total might make it simpler for TensorFlow to explore relevant weights for the neural network. After all, the proposed problem does not need an incredibly complicated neural network to chase some spheres.</text:span></text:p>
      <text:p text:style-name="P45"><text:tab/><text:span text:style-name="T111">Increasing the number of layers might help it also create some interesting and complex functions.</text:span></text:p>
      <text:p text:style-name="P45"><text:tab/><text:span text:style-name="T109">Let’s not forget that this training scenario still use the default training scenario, the rewards are still cumulative (1/3 for each sphere).</text:span></text:p>
      <text:p text:style-name="P45"><text:tab/><text:span text:style-name="T107">Instead of being 512*3 = 1536 hidden nodes, there are now only 128 hidden nodes.</text:span></text:p>
      <text:p text:style-name="P45"><text:tab/><text:span text:style-name="T108">Already beginning from the training step 4000, the mean reward has become 0.132. This is very similar to the default case.</text:span></text:p>
      <text:p text:style-name="P45"><text:tab/><text:span text:style-name="T110">At training step 12000 it has reached a mean reward of 0.200. It is slightly slower than the default case.</text:span></text:p>
      <text:p text:style-name="P45"><text:tab/><text:span text:style-name="T110">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5"><text:tab/><text:span text:style-name="T110">At 54000 it’s starting to make a breakthrough, the mean reward is 0.363, so that means that some agents are starting to discover how push off the brown sphere and gray sphere in the correct order.</text:span></text:p>
      <text:p text:style-name="P46"><text:tab/><text:span text:style-name="T112">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6"><text:tab/><text:span text:style-name="T113">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6"><text:tab/><text:span text:style-name="T114">Even at training step 360000, the mean reward has not changed by significant amount, only about reaching a value of 0.420.</text:span></text:p>
      <text:p text:style-name="P46"><text:tab/><text:span text:style-name="T115">At around training step 392000, the agent finally starts to grasp what it has to do in order to obtain the next chunk of 1/3 reward, thus approaching the mean reward of around 0.450.</text:span></text:p>
      <text:p text:style-name="P46"><text:tab/><text:span text:style-name="T116">At the end of the training session, the best mean reward had a value of 0.480, and the last mean reward at step 500000 had a value of 0.464.</text:span></text:p>
      <text:p text:style-name="P46"><text:tab/><text:span text:style-name="T117">In comparison with the default training session with a value of 0.610, it performed worse. The cause of why this happened might be because of pure bad luck, as in the possible space of values for the neural network was not explored sufficiently.</text:span></text:p>
      <text:p text:style-name="P46"><text:soft-page-break/><text:tab/><text:span text:style-name="T117">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18">Behavior</text:span><text:bookmark-end text:name="__RefHeading___Toc1382_426302360"/></text:h>
      <text:p text:style-name="P66"><text:tab/>In comparison to the previous test case, where the result was given fully only at the end of a round, this machine agent is moving more chaotically. Most of the time its moving fast in circles, using it’s high velocity to smack out the other spheres.</text:p>
      <text:p text:style-name="P65"><text:tab/><text:span text:style-name="T9">Po</text:span><text:span text:style-name="T7">sitive behaviors:</text:span></text:p>
      <text:list xml:id="list213560941447663" text:continue-numbering="true" text:style-name="L12">
        <text:list-item>
          <text:p text:style-name="P132">actively chasing the first brown sphere to push it out</text:p>
        </text:list-item>
        <text:list-item>
          <text:p text:style-name="P127">it became incredibly good at not falling of the stage</text:p>
        </text:list-item>
        <text:list-item>
          <text:p text:style-name="P132">after taking out the brown sphere, it starts it’s chaotic spinning pattern, sometimes kicking out the metallic sphere</text:p>
        </text:list-item>
        <text:list-item>
          <text:p text:style-name="P132">the fact that it’s moving fast helps it finish the task faster in some cases</text:p>
          <text:p text:style-name="P148">Negative behaviors:</text:p>
        </text:list-item>
        <text:list-item>
          <text:p text:style-name="P154">sometimes the machine agent slams into the golden sphere at the start of a round, thus knocking it out too early</text:p>
        </text:list-item>
        <text:list-item>
          <text:p text:style-name="P156">due to the chaotic movement, it sometimes does mistakes at the very beginning of the round, such as knocking out the metallic or golden sphere</text:p>
        </text:list-item>
        <text:list-item>
          <text:p text:style-name="P157">does not actively search for the final golden sphere <text:span text:style-name="T120">after pushing out the metallic sphere</text:span></text:p>
        </text:list-item>
        <text:list-item>
          <text:p text:style-name="P158">does not really seem to take into consideration the velocity of the other spheres</text:p>
        </text:list-item>
      </text:list>
      <text:h text:style-name="Heading_20_2" text:outline-level="2"><text:bookmark-start text:name="__RefHeading___Toc1384_426302360"/>Training when using 4 hidden layers <text:span text:style-name="T121">and more steps</text:span><text:bookmark-end text:name="__RefHeading___Toc1384_426302360"/></text:h>
      <text:p text:style-name="Text_20_body"><text:tab/><text:span text:style-name="T122">From what I saw in the default case, the machine agent was able to reach a mean reward of around 0.600, thus I though, what if I let it train overnight, and also give it more hidden layers.</text:span></text:p>
      <text:p text:style-name="Text_20_body"><text:tab/><text:span text:style-name="T122">Having more hidden layers should help it learn more complex behaviors, and letting it train more time should help it reach better average rewards.</text:span></text:p>
      <text:p text:style-name="Text_20_body"><text:tab/><text:span text:style-name="T123">All the training settings are the same, except that there are now 4 hidden layers, and the max steps value is now set to 5.0e6 (5 million).</text:span></text:p>
      <text:p text:style-name="Text_20_body"><text:tab/><text:span text:style-name="T123">At step 6000, it has already reached a mean reward of over 0.139. This looks good so far, the training started really well.</text:span></text:p>
      <text:p text:style-name="P49"><text:tab/><text:span text:style-name="T123">At step 50000, it was able to stabilize the mean reward to be above 0.300. It took it almost twice as many training steps than the default case, but it is expected for this to happen, taking into consideration the extra hidden layer.</text:span></text:p>
      <text:p text:style-name="P56"><text:tab/>After a long time, it has reached a stable mean reward of at least 0.400, at training step 214000. Again it took twice as many training steps to reach this compared to the default case.</text:p>
      <text:p text:style-name="P49"><text:soft-page-break/><text:tab/><text:span text:style-name="T124">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49"><text:tab/><text:span text:style-name="T124">It dropped all the way down to a mean reward perfect 0.000, at training step 418000. It was as if all progress was lost. I am not completely sure why this happened, but this might be because of the curiosity flag being set to true.</text:span></text:p>
      <text:p text:style-name="P50"><text:tab/><text:span text:style-name="T124">I personally do not fully understand how this feature works, so its best to just quote them;</text:span></text:p>
      <text:p text:style-name="P50"><text:tab/>“encourage agents to explore the environment more effectively when the rewards are infrequent and sparsely distributed. These agents can do this using a reward they give themselves based on how surprised they are about the outcome of their actions” <text:span text:style-name="T124">(taken from </text:span><text:span text:style-name="T124"><text:bibliography-mark text:identifier="Solving sparse-reward tasks with Curiosity" text:bibliography-type="www" text:url="https://blogs.unity3d.com/2018/06/26/solving-sparse-reward-tasks-with-curiosity/">[Solving sparse-reward tasks with Curiosity]</text:bibliography-mark></text:span><text:span text:style-name="T124">)</text:span></text:p>
      <text:p text:style-name="Text_20_body"><text:tab/><text:span text:style-name="T125">So it seems like the agent is more prone to wildly exploring different strategies, giving itself some kind of special reward to continue searching, in hope of receiving a real reward.</text:span></text:p>
      <text:p text:style-name="Text_20_body"><text:tab/><text:span text:style-name="T126">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27">After this long pause of trying and failing for a very long time, the agent seems to start recovering some of it’s progress.</text:span></text:p>
      <text:p text:style-name="P51"><text:tab/><text:span text:style-name="T127">At training step 1216000 it reached a mean reward of 0.105. </text:span></text:p>
      <text:p text:style-name="P57"><text:tab/>At 1286000 it reached 0.200.</text:p>
      <text:p text:style-name="P51"><text:tab/><text:span text:style-name="T127">At 1340000 it got to 0.304.</text:span></text:p>
      <text:p text:style-name="P51"><text:tab/><text:span text:style-name="T128">Its now taking tens of thousands of steps to learn useful strategies.</text:span></text:p>
      <text:p text:style-name="P51"><text:tab/><text:span text:style-name="T128">It managed to stabilize a reward of at least 0.400 after 1538000 steps. The growth was slow, but at least it’s not dropping back to zero.</text:span></text:p>
      <text:p text:style-name="P51"><text:tab/><text:span text:style-name="T129">At training step 1948000, it has managed to stabilize a new best mean reward of at least 0.500. Maybe the new strategy that it was discovered due to the curiosity system might help it after all.</text:span></text:p>
      <text:p text:style-name="P51"><text:tab/><text:span text:style-name="T130">The incredibly slow learning process is still continuing. At training step 3352000, it finally managed to stabilize to at least 0.600. It took at least 1000000 steps of training for just that little increase in performance.</text:span></text:p>
      <text:p text:style-name="P51"><text:tab/><text:span text:style-name="T131">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1"><text:soft-page-break/><text:tab/><text:span text:style-name="T132">It took almost 18 hours, only to reach that meager value.</text:span></text:p>
      <text:h text:style-name="Heading_20_3" text:outline-level="3"><text:bookmark-start text:name="__RefHeading___Toc2280_426302360"/><text:tab/><text:span text:style-name="T118">Behavior</text:span><text:bookmark-end text:name="__RefHeading___Toc2280_426302360"/></text:h>
      <text:p text:style-name="Text_20_body"><text:tab/><text:span text:style-name="T133">The movements of this agents are not chaotic, they may rather be consider to be prudent. The speed is very controlled at most times.</text:span></text:p>
      <text:p text:style-name="P52"><text:span text:style-name="T9"><text:tab/>Po</text:span><text:span text:style-name="T7">sitive behaviors:</text:span></text:p>
      <text:list xml:id="list213559882799521" text:continue-numbering="true" text:style-name="L12">
        <text:list-item>
          <text:p text:style-name="P133">actively chasing the first brown sphere to push it out</text:p>
        </text:list-item>
        <text:list-item>
          <text:p text:style-name="P128">it became incredibly good at not falling of<text:span text:style-name="T134">f </text:span>the stage</text:p>
        </text:list-item>
        <text:list-item>
          <text:p text:style-name="P136">sometimes is seen to chase metallic sphere in order to get the second reward</text:p>
        </text:list-item>
        <text:list-item>
          <text:p text:style-name="P136">sometimes seen to actively push on the final golden sphere if it comes into solid contact with it</text:p>
        </text:list-item>
        <text:list-item>
          <text:p text:style-name="P136">the more prudent nature of this agent makes it give a small push to the other spheres, as if it was played by a player</text:p>
          <text:p text:style-name="P149">Negative behaviors:</text:p>
        </text:list-item>
        <text:list-item>
          <text:p text:style-name="P155">sometimes the machine agent slams into the golden sphere at the start of a round, thus knocking it out too early</text:p>
        </text:list-item>
        <text:list-item>
          <text:p text:style-name="P159">sometimes seen to be too afraid to approach the metallic sphere if the golden one is nearby to it</text:p>
        </text:list-item>
        <text:list-item>
          <text:p text:style-name="P159">in about 50% of times, it does not attempt to chase after the last golden sphere, only to spin around in the safety of the arena</text:p>
        </text:list-item>
        <text:list-item>
          <text:p text:style-name="P162">sometimes too afraid <text:span text:style-name="T143">of the</text:span> spheres that are very close to the edge of the arena</text:p>
        </text:list-item>
      </text:list>
      <text:h text:style-name="P100" text:outline-level="2"><text:bookmark-start text:name="__RefHeading___Toc3402_426302360"/>Training when <text:span text:style-name="T135">separating the mission observation into three values</text:span><text:bookmark-end text:name="__RefHeading___Toc3402_426302360"/></text:h>
      <text:p text:style-name="P53"><text:tab/><text:span text:style-name="T136">Taking into consideration the progress of the other training attempts, it always seems to have difficulty in mastering pushing all three spheres.</text:span></text:p>
      <text:p text:style-name="P53"><text:tab/><text:span text:style-name="T136">It only seems to be reaching an average reward value of around 0.610, which is close to the default given reward when knocking off the first two spheres.</text:span></text:p>
      <text:p text:style-name="P53"><text:tab/><text:span text:style-name="T137">One attempt at coercing the agent to learn better is to better split up the observations regarding the current mission for it.</text:span></text:p>
      <text:p text:style-name="P53"><text:tab/><text:span text:style-name="T137">Instead of just using a single float value that signals to the agent the current mission it has, now there are 3 separate values.</text:span></text:p>
      <text:p text:style-name="P53"><text:tab/><text:span text:style-name="T137">When the current mission is to push off the brown sphere, instead of just sending a single float value of 1, there are now the three float values 1, 0 and 0.</text:span></text:p>
      <text:p text:style-name="P53"><text:soft-page-break/><text:tab/><text:span text:style-name="T138">The same idea is used on the next spheres, for the metallic sphere being 0,1 and 0. And in the end when the agent has to push off the golden sphere, the value shall be 0,0 and 1.</text:span></text:p>
      <text:p text:style-name="P53"><text:tab/><text:span text:style-name="T138">Separating the values should now be easier for the agent to understand, it doesn’t have to make an awkward comparison for the mission being equal to 1, 2 or 3. Now it will have these values that plainly say which one to attempt to chase.</text:span></text:p>
      <text:p text:style-name="P53"><text:tab/><text:span text:style-name="T139">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3"><text:tab/><text:span text:style-name="T139">Here is just a simple list of the training process:</text:span></text:p>
      <text:list xml:id="list213560031514851" text:continue-list="list1634766884" text:style-name="L10">
        <text:list-item>
          <text:p text:style-name="P121"><text:span text:style-name="T139">training step </text:span>6000, <text:span text:style-name="T139">m</text:span>ean <text:span text:style-name="T139">r</text:span>eward 0.117</text:p>
        </text:list-item>
        <text:list-item>
          <text:p text:style-name="P121"><text:span text:style-name="T139">training step</text:span> 12000, <text:span text:style-name="T139">m</text:span>ean <text:span text:style-name="T139">r</text:span>eward 0.219</text:p>
        </text:list-item>
        <text:list-item>
          <text:p text:style-name="P121"><text:span text:style-name="T140">training step </text:span>24000, <text:span text:style-name="T140">m</text:span>ean <text:span text:style-name="T140">r</text:span>eward 0.329; <text:span text:style-name="T145">most of the agents are now able to successfully push the first brown sphere off the stage.</text:span></text:p>
        </text:list-item>
        <text:list-item>
          <text:p text:style-name="P121"><text:span text:style-name="T141">training step </text:span>84000, <text:span text:style-name="T141">m</text:span>ean <text:span text:style-name="T141">r</text:span>eward 0.401</text:p>
        </text:list-item>
        <text:list-item>
          <text:p text:style-name="P121"><text:span text:style-name="T142">training step </text:span>242000, <text:span text:style-name="T142">m</text:span>ean <text:span text:style-name="T142">r</text:span>eward 0.524</text:p>
        </text:list-item>
        <text:list-item>
          <text:p text:style-name="P173">training step 326000, mean reward 0.601</text:p>
        </text:list-item>
        <text:list-item>
          <text:p text:style-name="P174">training step 400000, mean reward 0.650; <text:span text:style-name="T145">now that it is close to reaching two thirds of the reward, it means most agents are proficient at proficient at pushing both the brown and metallic sphere off the stage in the correct order.</text:span></text:p>
        </text:list-item>
        <text:list-item>
          <text:p text:style-name="P175">training step 500000, mean reward 0.671; <text:span text:style-name="T147">the end of this training session</text:span></text:p>
        </text:list-item>
      </text:list>
      <text:p text:style-name="P48"><text:tab/><text:span text:style-name="T147">The best achieved mean reward until training step 500000 was of 0.708, which is slightly better than the value of 0.690 from the default training session.</text:span></text:p>
      <text:p text:style-name="P58"><text:tab/>Compared to the default training session, the “milestones” are reached slightly faster. Maybe the clearer separation of mission observation value does indeed help.</text:p>
      <text:p text:style-name="P47"><text:tab/><text:span text:style-name="T144">Or it could just be the fact that better weights have been randomly selected by chance for the neural network of the agent.</text:span></text:p>
      <text:p text:style-name="P47"><text:tab/><text:span text:style-name="T146">One argument why it isn’t just a random chance for the slightly faster training, is because even though they are random, they are spread over a very significant amount of time. That makes it more evenly spread in the long run.</text:span></text:p>
      <text:h text:style-name="Heading_20_3" text:outline-level="3"><text:bookmark-start text:name="__RefHeading___Toc3404_426302360"/><text:span text:style-name="T118">Behavior</text:span><text:bookmark-end text:name="__RefHeading___Toc3404_426302360"/></text:h>
      <text:p text:style-name="P54"><text:tab/><text:span text:style-name="T133">The movements of this agents are neither very chaotic, neither are too prudent. The speed is very controlled at most times.</text:span></text:p>
      <text:p text:style-name="P54"><text:soft-page-break/><text:span text:style-name="T9"><text:tab/>Po</text:span><text:span text:style-name="T7">sitive behaviors:</text:span></text:p>
      <text:list xml:id="list213559297218195" text:continue-list="list213559882799521" text:style-name="L12">
        <text:list-item>
          <text:p text:style-name="P134">actively chasing the first brown sphere to push it out</text:p>
        </text:list-item>
        <text:list-item>
          <text:p text:style-name="P137">the spheres tend to be more confidently pushed; not afraid to go to spheres that are on the edge of the arena</text:p>
        </text:list-item>
        <text:list-item>
          <text:p text:style-name="P137">seen one attempt of trying to stop the golden sphere from being pushed off the stage when touching it by accident; it’s almost is as if it doesn’t want to lose the game too early</text:p>
        </text:list-item>
        <text:list-item>
          <text:p text:style-name="P129">it became incredibly good at not falling of<text:span text:style-name="T134">f </text:span>the stage</text:p>
        </text:list-item>
        <text:list-item>
          <text:p text:style-name="P137">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138">sometimes when the golden sphere is left last, the slightly chaotic movement of the machine agent might give a light tap to the respective sphere and knock it off</text:p>
          <text:p text:style-name="P150">Negative behaviors:</text:p>
        </text:list-item>
        <text:list-item>
          <text:p text:style-name="P165">it doesn’t seem to understand that when it’s pushing the brown sphere and it hits another sphere there might be a chance that the second sphere is knocked off too early</text:p>
        </text:list-item>
        <text:list-item>
          <text:p text:style-name="P160">sometimes seen to be too afraid to approach the metallic sphere if the golden one is nearby to it</text:p>
        </text:list-item>
        <text:list-item>
          <text:p text:style-name="P165">has difficulty understanding how to chase the last golden sphere <text:span text:style-name="T148">when it is its turn to be knocked off</text:span></text:p>
        </text:list-item>
        <text:list-item>
          <text:p text:style-name="P161">in about 50% of times, it does not attempt to chase after the last golden sphere, only to spin around in the safety of the arena</text:p>
        </text:list-item>
        <text:list-item>
          <text:p text:style-name="P163">sometimes too afraid of the spheres that are very close to the edge of the arena</text:p>
        </text:list-item>
      </text:list>
      <text:h text:style-name="P104" text:outline-level="3"><text:bookmark-start text:name="__RefHeading___Toc2963_79113747"/>Extending the training time<text:bookmark-end text:name="__RefHeading___Toc2963_79113747"/></text:h>
      <text:p text:style-name="P177"><text:tab/><text:span text:style-name="T158">Taking into consideration the slightly better success of this training scenario, I was wondering what would happen if I let it train more.</text:span></text:p>
      <text:p text:style-name="P177"><text:tab/><text:span text:style-name="T158">Thus it was left again to train over the course of a day. </text:span></text:p>
      <text:p text:style-name="P177"><text:tab/><text:span text:style-name="T158">The average mean reward is sometimes decreasing significantly. This can be seen around training step 998001 where it reached a value of 0.370. </text:span></text:p>
      <text:p text:style-name="P177"><text:tab/><text:span text:style-name="T158">The reason why this is happening might due to the curiosity feature rewarding the agent by exploring different strategies that might help it finish the entire course.</text:span></text:p>
      <text:p text:style-name="P177"><text:tab/><text:span text:style-name="T159">Even though it was given copious amounts of time to train, it only reached a maximum mean reward value of 0.825 at training step 3298001.</text:span></text:p>
      <text:p text:style-name="P177"><text:soft-page-break/><text:tab/><text:span text:style-name="T160">While this is better than the default case, so much time being spent only training the agent is too much taking into consideration the simplicity of the proposed challenge.</text:span></text:p>
      <text:h text:style-name="P105" text:outline-level="3"><text:bookmark-start text:name="__RefHeading___Toc2965_79113747"/>Behavior after extending training time<text:bookmark-end text:name="__RefHeading___Toc2965_79113747"/></text:h>
      <text:p text:style-name="P178"><text:span text:style-name="T133"><text:tab/>The movements of the agent have become slightly more prudent than before. It seem to be pushing the sphere with a slight “scare”, as if, when it first forcefully one the spheres, the next moment is seen to jolt momentarily in the other direction.</text:span></text:p>
      <text:p text:style-name="P178"><text:tab/><text:span text:style-name="T161">At other times is seen to over enthusiastically push the spheres off stage, thus resulting in the agent itself falling off the stage. </text:span></text:p>
      <text:p text:style-name="P73"><text:span text:style-name="T9"><text:tab/>Po</text:span><text:span text:style-name="T7">sitive behaviors:</text:span></text:p>
      <text:list xml:id="list213560836085266" text:continue-numbering="true" text:style-name="L12">
        <text:list-item>
          <text:p text:style-name="P139">sometimes observed to expertly avoid spheres that don’t have be pushed yet in order to correctly go for the right one</text:p>
        </text:list-item>
        <text:list-item>
          <text:p text:style-name="P139">sometimes observed that it gives only a slight velocity to some of the spheres so that it may move to other spheres to finish the task faster</text:p>
        </text:list-item>
        <text:list-item>
          <text:p text:style-name="P140">the machine agent is still good at staying on the stage</text:p>
        </text:list-item>
        <text:list-item>
          <text:p text:style-name="P141">when the last golden sphere is left alone on the stage, it seems to understand that and goes directly to it to push it off, <text:span text:style-name="T163">instead of just spinning around in the stage and hitting it by accident</text:span></text:p>
        </text:list-item>
        <text:list-item>
          <text:p text:style-name="P142"><text:span text:style-name="T164">most of the time </text:span>not afraid to go after spheres that are near the edge of the arena</text:p>
          <text:p text:style-name="P151">Negative behaviors:</text:p>
        </text:list-item>
        <text:list-item>
          <text:p text:style-name="P167">seen many times to push the brown sphere by mistake into the golden or metallic sphere, thus triggering a chain reaction of movement, <text:span text:style-name="T162">making them fall too early</text:span></text:p>
        </text:list-item>
        <text:list-item>
          <text:p text:style-name="P168">the machine agent is seen sometimes to fall of stage because it accumulated too much velocity</text:p>
        </text:list-item>
        <text:list-item>
          <text:p text:style-name="P166">it doesn’t seem to understand that when it’s pushing the brown sphere and it hits another sphere there might be a chance that the second sphere is knocked off too early</text:p>
        </text:list-item>
        <text:list-item>
          <text:p text:style-name="P169">sometimes is seen to be too afraid to push the <text:span text:style-name="T165">first </text:span>brown sphere o<text:span text:style-name="T165">ff the stage</text:span></text:p>
        </text:list-item>
      </text:list>
      <text:p text:style-name="P179"><text:tab/>In conclusion of this training setup, adding more training time does eventually help the machine agent become better at given tasks.</text:p>
      <text:h text:style-name="P101" text:outline-level="2"><text:bookmark-start text:name="__RefHeading___Toc4274_426302360"/>Training when using no curiosity and smaller batch_size and buffer_size values<text:bookmark-end text:name="__RefHeading___Toc4274_426302360"/></text:h>
      <text:p text:style-name="P55"><text:tab/><text:span text:style-name="T149">Training these machine agents take a lot of time. Most of the time they take at least 2 hours for them reach the 500000 step. </text:span></text:p>
      <text:p text:style-name="P55"><text:tab/><text:span text:style-name="T149">One suggestion I found on the internet was to use smaller batch_size and buffer_size values, and because I want the training process to be more steady, I also disabled the curiosity feature.</text:span></text:p>
      <text:p text:style-name="P55"><text:soft-page-break/><text:tab/><text:span text:style-name="T149">Now that the curiosity feature is turned off, it should no longer wildly increase and decrease the mean reward over time.</text:span></text:p>
      <text:p text:style-name="P55"><text:tab/><text:span text:style-name="T150">All the characteristics of this training are the same as the default training scenario, with the only differences being the used hyperparameters.</text:span></text:p>
      <text:p text:style-name="P55"><text:tab/><text:span text:style-name="T150">The updated values are:</text:span></text:p>
      <text:list xml:id="list2440119561" text:style-name="L13">
        <text:list-item>
          <text:p text:style-name="P176">use_curiosity: false</text:p>
        </text:list-item>
        <text:list-item>
          <text:p text:style-name="P176">batch_size: 64</text:p>
        </text:list-item>
        <text:list-item>
          <text:p text:style-name="P176">hidden_units: 512</text:p>
        </text:list-item>
      </text:list>
      <text:p text:style-name="P55"><text:tab/><text:span text:style-name="T151">Around training step 6000, the machine agent has reached a mean reward of 0.106. A pretty decent start.</text:span></text:p>
      <text:p text:style-name="P55"><text:tab/><text:span text:style-name="T151">At training step 12000, it reached a mean reward of 0.206. This is very similar to how the default training scenario manifested.</text:span></text:p>
      <text:p text:style-name="P55"><text:tab/><text:span text:style-name="T152">At training step 42000, it reached a mean reward of 0.309, which sadly didn’t continue to increase. It then decrease to 0.211 when reaching training step 44000.</text:span></text:p>
      <text:p text:style-name="P55"><text:tab/><text:span text:style-name="T153">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5"><text:tab/><text:span text:style-name="T154">When reaching training step 148000, the mean reward is around 0.400. The agent is slowly learning the next step of exercise, pushing the metallic sphere after the brown sphere.</text:span></text:p>
      <text:p text:style-name="P55"><text:tab/><text:span text:style-name="T155">At training step 208000 it seems to be picking up the pace. The mean reward is around 0.450.</text:span></text:p>
      <text:p text:style-name="P55"><text:tab/><text:span text:style-name="T156">A stable mean reward of 0.500 is reached at step number 272000. It’s only slowly lagging behind the default training session, which achieved this value at 258000.</text:span></text:p>
      <text:p text:style-name="P55"><text:tab/><text:span text:style-name="T157">When reaching the training step 416000, it’s getting close to mastering pushing the first two spheres correctly, by having a stable mean reward values of approximately 0.640.</text:span></text:p>
      <text:h text:style-name="P106" text:outline-level="3"><text:bookmark-start text:name="__RefHeading___Toc2967_79113747"/>Behavior<text:bookmark-end text:name="__RefHeading___Toc2967_79113747"/></text:h>
      <text:p text:style-name="P181"><text:span text:style-name="T9"><text:tab/></text:span><text:span text:style-name="T78">This particular machine agent is seen to move more confidently then others but is at the seen to stagnate very often when it was to push off the last golden sphere.</text:span></text:p>
      <text:p text:style-name="P181"><text:span text:style-name="T9">Po</text:span><text:span text:style-name="T7">sitive behaviors:</text:span></text:p>
      <text:list xml:id="list213560643620262" text:continue-list="list213560836085266" text:style-name="L12">
        <text:list-item>
          <text:p text:style-name="P135">actively chasing the first brown sphere to push it out</text:p>
        </text:list-item>
        <text:list-item>
          <text:p text:style-name="P143">sometimes observed to give a very solid hit to the other spheres when it sees that it has clear path <text:span text:style-name="T166">to do that</text:span></text:p>
        </text:list-item>
        <text:list-item>
          <text:p text:style-name="P130">it became incredibly good at not falling of<text:span text:style-name="T134">f </text:span>the stage</text:p>
        </text:list-item>
        <text:list-item>
          <text:p text:style-name="P144"><text:soft-page-break/>seems to understand that it has to push the spheres off the stage in the correct order</text:p>
        </text:list-item>
        <text:list-item>
          <text:p text:style-name="P145">seems to understand sometimes that the velocity of the spheres <text:span text:style-name="T169">is a good indicator for finding out if they are going to fall off soon</text:span></text:p>
          <text:p text:style-name="P152">Negative behaviors:</text:p>
        </text:list-item>
        <text:list-item>
          <text:p text:style-name="P170">sometimes locks up (makes only very small movements, as if it’s stuck) when it has to push the last golden sphere</text:p>
        </text:list-item>
        <text:list-item>
          <text:p text:style-name="P170">doesn’t really understand that colliding spheres together might send them off the stage too early </text:p>
        </text:list-item>
        <text:list-item>
          <text:p text:style-name="P171">when the stage resets, the machine agent might have a very great velocity from the previous stage, thus accidentally slamming into a new sphere, which might not be a brown <text:span text:style-name="T167">one</text:span></text:p>
        </text:list-item>
        <text:list-item>
          <text:p text:style-name="P172">sometimes seen to spin around the stage when only the golden sphere is left on stage; <text:span text:style-name="T168">it doesn’t seem to go directly for it</text:span></text:p>
          <text:p text:style-name="P164"/>
        </text:list-item>
      </text:list>
      <text:h text:style-name="P81"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74">ML Agents GitHub page: , , , https://github.com/Unity-Technologies/ml-agents</text:p>
          <text:p text:style-name="P74">TensorFlow GitHub page: , , , https://github.com/tensorflow/tensorflow</text:p>
          <text:p text:style-name="P74">Making a New Learning Environment: , , , https://github.com/Unity-Technologies/ml-agents/blob/master/docs/Learning-Environment-Create-New.md</text:p>
          <text:p text:style-name="P74">Training ML-Agents: , , , https://github.com/Unity-Technologies/ml-agents/blob/master/docs/Training-ML-Agents.md</text:p>
          <text:p text:style-name="P74">Solving sparse-reward tasks with Curiosity: , , , https://blogs.unity3d.com/2018/06/26/solving-sparse-reward-tasks-with-curiosity/</text:p>
          <text:p text:style-name="P74">Training with Proximal Policy Optimization: , , , https://github.com/Unity-Technologies/ml-agents/blob/master/docs/Training-PPO.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15T21:35:58.843000000</dc:date>
    <meta:editing-duration>PT17H32M40S</meta:editing-duration>
    <meta:editing-cycles>385</meta:editing-cycles>
    <meta:generator>LibreOffice/6.1.5.2$Windows_X86_64 LibreOffice_project/90f8dcf33c87b3705e78202e3df5142b201bd805</meta:generator>
    <meta:document-statistic meta:table-count="0" meta:image-count="4" meta:object-count="0" meta:page-count="29" meta:paragraph-count="484" meta:word-count="9792" meta:character-count="57068" meta:non-whitespace-character-count="47602"/>
  </office:meta>
</office:document-meta>
</file>